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2.95mm" table:align="left"/>
    </style:style>
    <style:style style:name="Table1.A" style:family="table-column">
      <style:table-column-properties style:column-width="16.26mm"/>
    </style:style>
    <style:style style:name="Table1.B" style:family="table-column">
      <style:table-column-properties style:column-width="46.69mm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48.56mm" table:align="left"/>
    </style:style>
    <style:style style:name="Table2.A" style:family="table-column">
      <style:table-column-properties style:column-width="16.26mm"/>
    </style:style>
    <style:style style:name="Table2.B" style:family="table-column">
      <style:table-column-properties style:column-width="15.2mm"/>
    </style:style>
    <style:style style:name="Table2.C" style:family="table-column">
      <style:table-column-properties style:column-width="17.09mm"/>
    </style:style>
    <style:style style:name="Table2.A1" style:family="table-cell">
      <style:table-cell-properties style:vertical-align="middle" fo:padding="0.49mm" fo:border="none"/>
    </style:style>
    <style:style style:name="Table3" style:family="table">
      <style:table-properties style:width="48.56mm" table:align="left"/>
    </style:style>
    <style:style style:name="Table3.A" style:family="table-column">
      <style:table-column-properties style:column-width="16.26mm"/>
    </style:style>
    <style:style style:name="Table3.B" style:family="table-column">
      <style:table-column-properties style:column-width="15.2mm"/>
    </style:style>
    <style:style style:name="Table3.C" style:family="table-column">
      <style:table-column-properties style:column-width="17.09mm"/>
    </style:style>
    <style:style style:name="Table3.A1" style:family="table-cell">
      <style:table-cell-properties style:vertical-align="middle" fo:padding="0.49mm" fo:border="none"/>
    </style:style>
    <style:style style:name="Table4" style:family="table">
      <style:table-properties style:width="36.34mm" table:align="left"/>
    </style:style>
    <style:style style:name="Table4.A" style:family="table-column">
      <style:table-column-properties style:column-width="16.26mm"/>
    </style:style>
    <style:style style:name="Table4.B" style:family="table-column">
      <style:table-column-properties style:column-width="20.07mm"/>
    </style:style>
    <style:style style:name="Table4.A1" style:family="table-cell">
      <style:table-cell-properties style:vertical-align="middle" fo:padding="0.49mm" fo:border="none"/>
    </style:style>
    <style:style style:name="Table5" style:family="table">
      <style:table-properties style:width="97.1mm" table:align="left"/>
    </style:style>
    <style:style style:name="Table5.A" style:family="table-column">
      <style:table-column-properties style:column-width="16.6mm"/>
    </style:style>
    <style:style style:name="Table5.B" style:family="table-column">
      <style:table-column-properties style:column-width="80.5mm"/>
    </style:style>
    <style:style style:name="Table5.A1" style:family="table-cell">
      <style:table-cell-properties style:vertical-align="middle" fo:padding="0.49mm" fo:border="none"/>
    </style:style>
    <style:style style:name="Table6" style:family="table">
      <style:table-properties style:width="106.63mm" table:align="left"/>
    </style:style>
    <style:style style:name="Table6.A" style:family="table-column">
      <style:table-column-properties style:column-width="16.26mm"/>
    </style:style>
    <style:style style:name="Table6.B" style:family="table-column">
      <style:table-column-properties style:column-width="28.1mm"/>
    </style:style>
    <style:style style:name="Table6.C" style:family="table-column">
      <style:table-column-properties style:column-width="15.2mm"/>
    </style:style>
    <style:style style:name="Table6.D" style:family="table-column">
      <style:table-column-properties style:column-width="20.58mm"/>
    </style:style>
    <style:style style:name="Table6.E" style:family="table-column">
      <style:table-column-properties style:column-width="11.41mm"/>
    </style:style>
    <style:style style:name="Table6.F" style:family="table-column">
      <style:table-column-properties style:column-width="15.06mm"/>
    </style:style>
    <style:style style:name="Table6.A1" style:family="table-cell">
      <style:table-cell-properties style:vertical-align="middle" fo:padding="0.49mm" fo:border="none"/>
    </style:style>
    <style:style style:name="Table7" style:family="table">
      <style:table-properties style:width="90.86mm" table:align="left"/>
    </style:style>
    <style:style style:name="Table7.A" style:family="table-column">
      <style:table-column-properties style:column-width="10.6mm"/>
    </style:style>
    <style:style style:name="Table7.B" style:family="table-column">
      <style:table-column-properties style:column-width="16.33mm"/>
    </style:style>
    <style:style style:name="Table7.C" style:family="table-column">
      <style:table-column-properties style:column-width="37.76mm"/>
    </style:style>
    <style:style style:name="Table7.D" style:family="table-column">
      <style:table-column-properties style:column-width="26.16mm"/>
    </style:style>
    <style:style style:name="Table7.A1" style:family="table-cell">
      <style:table-cell-properties style:vertical-align="middle" fo:padding="0.49mm" fo:border="none"/>
    </style:style>
    <style:style style:name="Table8" style:family="table">
      <style:table-properties style:width="103.8mm" table:align="left"/>
    </style:style>
    <style:style style:name="Table8.A" style:family="table-column">
      <style:table-column-properties style:column-width="21.1mm"/>
    </style:style>
    <style:style style:name="Table8.B" style:family="table-column">
      <style:table-column-properties style:column-width="82.71mm"/>
    </style:style>
    <style:style style:name="Table8.A1" style:family="table-cell">
      <style:table-cell-properties style:vertical-align="middle" fo:padding="0.49mm" fo:border="none"/>
    </style:style>
    <style:style style:name="Table9" style:family="table">
      <style:table-properties style:width="45.4mm" table:align="left"/>
    </style:style>
    <style:style style:name="Table9.A" style:family="table-column">
      <style:table-column-properties style:column-width="11.47mm"/>
    </style:style>
    <style:style style:name="Table9.C" style:family="table-column">
      <style:table-column-properties style:column-width="22.47mm"/>
    </style:style>
    <style:style style:name="Table9.A1" style:family="table-cell">
      <style:table-cell-properties style:vertical-align="middle" fo:padding="0.49mm" fo:border="none"/>
    </style:style>
    <style:style style:name="Table10" style:family="table">
      <style:table-properties style:width="42.83mm" table:align="left"/>
    </style:style>
    <style:style style:name="Table10.A" style:family="table-column">
      <style:table-column-properties style:column-width="10.71mm"/>
    </style:style>
    <style:style style:name="Table10.B" style:family="table-column">
      <style:table-column-properties style:column-width="32.12mm"/>
    </style:style>
    <style:style style:name="Table10.A1" style:family="table-cell">
      <style:table-cell-properties style:vertical-align="middle" fo:padding="0.49mm" fo:border="none"/>
    </style:style>
    <style:style style:name="Table11" style:family="table">
      <style:table-properties style:width="111.37mm" table:align="left"/>
    </style:style>
    <style:style style:name="Table11.A" style:family="table-column">
      <style:table-column-properties style:column-width="36.48mm"/>
    </style:style>
    <style:style style:name="Table11.B" style:family="table-column">
      <style:table-column-properties style:column-width="74.89mm"/>
    </style:style>
    <style:style style:name="Table11.A1" style:family="table-cell">
      <style:table-cell-properties style:vertical-align="middle" fo:padding="0.49mm" fo:border="none"/>
    </style:style>
    <style:style style:name="Table12" style:family="table">
      <style:table-properties style:width="99.04mm" table:align="left"/>
    </style:style>
    <style:style style:name="Table12.A" style:family="table-column">
      <style:table-column-properties style:column-width="26.9mm"/>
    </style:style>
    <style:style style:name="Table12.B" style:family="table-column">
      <style:table-column-properties style:column-width="72.14mm"/>
    </style:style>
    <style:style style:name="Table12.A1" style:family="table-cell">
      <style:table-cell-properties style:vertical-align="middle" fo:padding="0.49mm" fo:border="none"/>
    </style:style>
    <style:style style:name="Table13" style:family="table">
      <style:table-properties style:width="122.24mm" table:align="left"/>
    </style:style>
    <style:style style:name="Table13.A" style:family="table-column">
      <style:table-column-properties style:column-width="33.95mm"/>
    </style:style>
    <style:style style:name="Table13.B" style:family="table-column">
      <style:table-column-properties style:column-width="88.28mm"/>
    </style:style>
    <style:style style:name="Table13.A1" style:family="table-cell">
      <style:table-cell-properties style:vertical-align="middle" fo:padding="0.49mm" fo:border="none"/>
    </style:style>
    <style:style style:name="Table14" style:family="table">
      <style:table-properties style:width="98.07mm" table:align="left"/>
    </style:style>
    <style:style style:name="Table14.A" style:family="table-column">
      <style:table-column-properties style:column-width="26.51mm"/>
    </style:style>
    <style:style style:name="Table14.B" style:family="table-column">
      <style:table-column-properties style:column-width="71.56mm"/>
    </style:style>
    <style:style style:name="Table14.A1" style:family="table-cell">
      <style:table-cell-properties style:vertical-align="middle" fo:padding="0.49mm" fo:border="none"/>
    </style:style>
    <style:style style:name="Table15" style:family="table">
      <style:table-properties style:width="89.18mm" table:align="left"/>
    </style:style>
    <style:style style:name="Table15.A" style:family="table-column">
      <style:table-column-properties style:column-width="22.74mm"/>
    </style:style>
    <style:style style:name="Table15.B" style:family="table-column">
      <style:table-column-properties style:column-width="66.45mm"/>
    </style:style>
    <style:style style:name="Table15.A1" style:family="table-cell">
      <style:table-cell-properties style:vertical-align="middle" fo:padding="0.49mm" fo:border="none"/>
    </style:style>
    <style:style style:name="Table16" style:family="table">
      <style:table-properties style:width="138.62mm" table:align="left"/>
    </style:style>
    <style:style style:name="Table16.A" style:family="table-column">
      <style:table-column-properties style:column-width="26.83mm"/>
    </style:style>
    <style:style style:name="Table16.B" style:family="table-column">
      <style:table-column-properties style:column-width="111.8mm"/>
    </style:style>
    <style:style style:name="Table16.A1" style:family="table-cell">
      <style:table-cell-properties style:vertical-align="middle" fo:padding="0.49mm" fo:border="none"/>
    </style:style>
    <style:style style:name="Table17" style:family="table">
      <style:table-properties style:width="68.84mm" table:align="left"/>
    </style:style>
    <style:style style:name="Table17.A" style:family="table-column">
      <style:table-column-properties style:column-width="16.26mm"/>
    </style:style>
    <style:style style:name="Table17.B" style:family="table-column">
      <style:table-column-properties style:column-width="19.28mm"/>
    </style:style>
    <style:style style:name="Table17.C" style:family="table-column">
      <style:table-column-properties style:column-width="33.3mm"/>
    </style:style>
    <style:style style:name="Table17.A1" style:family="table-cell">
      <style:table-cell-properties style:vertical-align="middle" fo:padding="0.49mm" fo:border="none"/>
    </style:style>
    <style:style style:name="Table18" style:family="table">
      <style:table-properties style:width="92.41mm" table:align="left"/>
    </style:style>
    <style:style style:name="Table18.A" style:family="table-column">
      <style:table-column-properties style:column-width="19.1mm"/>
    </style:style>
    <style:style style:name="Table18.B" style:family="table-column">
      <style:table-column-properties style:column-width="73.31mm"/>
    </style:style>
    <style:style style:name="Table18.A1" style:family="table-cell">
      <style:table-cell-properties style:vertical-align="middle" fo:padding="0.49mm" fo:border="none"/>
    </style:style>
    <style:style style:name="Table19" style:family="table">
      <style:table-properties style:width="152.68mm" table:align="left"/>
    </style:style>
    <style:style style:name="Table19.A" style:family="table-column">
      <style:table-column-properties style:column-width="24.2mm"/>
    </style:style>
    <style:style style:name="Table19.B" style:family="table-column">
      <style:table-column-properties style:column-width="128.48mm"/>
    </style:style>
    <style:style style:name="Table19.A1" style:family="table-cell">
      <style:table-cell-properties style:vertical-align="middle" fo:padding="0.49mm" fo:border="none"/>
    </style:style>
    <style:style style:name="Table20" style:family="table">
      <style:table-properties style:width="99.04mm" table:align="left"/>
    </style:style>
    <style:style style:name="Table20.A" style:family="table-column">
      <style:table-column-properties style:column-width="26.9mm"/>
    </style:style>
    <style:style style:name="Table20.B" style:family="table-column">
      <style:table-column-properties style:column-width="72.14mm"/>
    </style:style>
    <style:style style:name="Table20.A1" style:family="table-cell">
      <style:table-cell-properties style:vertical-align="middle" fo:padding="0.49mm" fo:border="none"/>
    </style:style>
    <style:style style:name="Table21" style:family="table">
      <style:table-properties style:width="175.9mm" table:align="left"/>
    </style:style>
    <style:style style:name="Table21.A" style:family="table-column">
      <style:table-column-properties style:column-width="16.26mm"/>
    </style:style>
    <style:style style:name="Table21.B" style:family="table-column">
      <style:table-column-properties style:column-width="27.16mm"/>
    </style:style>
    <style:style style:name="Table21.C" style:family="table-column">
      <style:table-column-properties style:column-width="132.47mm"/>
    </style:style>
    <style:style style:name="Table21.A1" style:family="table-cell">
      <style:table-cell-properties style:vertical-align="middle" fo:padding="0.49mm" fo:border="none"/>
    </style:style>
    <style:style style:name="P1" style:family="paragraph" style:parent-style-name="Standard">
      <style:text-properties officeooo:rsid="000afa42" officeooo:paragraph-rsid="000afa42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tyle="italic"/>
    </style:style>
    <style:style style:name="P4" style:family="paragraph" style:parent-style-name="Standard">
      <style:text-properties fo:color="#000000" officeooo:paragraph-rsid="0017cdca"/>
    </style:style>
    <style:style style:name="P5" style:family="paragraph" style:parent-style-name="Standard">
      <style:text-properties officeooo:paragraph-rsid="000d3acc"/>
    </style:style>
    <style:style style:name="P6" style:family="paragraph" style:parent-style-name="Standard">
      <style:paragraph-properties fo:background-color="#ffff00">
        <style:background-image/>
      </style:paragraph-properties>
      <style:text-properties officeooo:rsid="000bc85a" officeooo:paragraph-rsid="000bc85a"/>
    </style:style>
    <style:style style:name="P7" style:family="paragraph" style:parent-style-name="Standard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a52a2a"/>
    </style:style>
    <style:style style:name="T3" style:family="text">
      <style:text-properties fo:color="#0000cd"/>
    </style:style>
    <style:style style:name="T4" style:family="text">
      <style:text-properties fo:color="#0000cd" officeooo:rsid="00113b56"/>
    </style:style>
    <style:style style:name="T5" style:family="text">
      <style:text-properties fo:color="#0000cd" officeooo:rsid="00173729"/>
    </style:style>
    <style:style style:name="T6" style:family="text">
      <style:text-properties fo:color="#ff0000"/>
    </style:style>
    <style:style style:name="T7" style:family="text">
      <style:text-properties fo:color="#008000"/>
    </style:style>
    <style:style style:name="T8" style:family="text">
      <style:text-properties officeooo:rsid="000d3acc"/>
    </style:style>
    <style:style style:name="T9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Standard"/>
      <text:p text:style-name="Standard"><text:span text:style-name="T3">&lt;</text:span><text:span text:style-name="T2">script</text:span><text:span text:style-name="T3">&gt;</text:span><text:span text:style-name="T1"><text:line-break/>document.getElementById(</text:span><text:span text:style-name="T2">"demo"</text:span><text:span text:style-name="T1">).innerHTML = </text:span><text:span text:style-name="T2">"My First JavaScript"</text:span><text:span text:style-name="T1">;<text:line-break/></text:span><text:span text:style-name="T3">&lt;</text:span><text:span text:style-name="T2">/script</text:span><text:span text:style-name="T3">&gt;</text:span> </text:p>
      <text:p text:style-name="Standard"/>
      <text:p text:style-name="Standard"><text:span text:style-name="T3">&lt;</text:span><text:span text:style-name="T2">script</text:span><text:span text:style-name="T6"> src</text:span><text:span text:style-name="T3">="myScript.js"&gt;&lt;</text:span><text:span text:style-name="T2">/script</text:span><text:span text:style-name="T3">&gt;</text:span> </text:p>
      <text:p text:style-name="P6">Output</text:p>
      <text:p text:style-name="P2">document.getElementById(<text:span text:style-name="T2">"demo"</text:span>).innerHTML = <text:span text:style-name="T6">5</text:span> + <text:span text:style-name="T6">6</text:span>;</text:p>
      <text:p text:style-name="P2">document.write(<text:span text:style-name="T6">5</text:span> + <text:span text:style-name="T6">6</text:span>);</text:p>
      <text:p text:style-name="P2">window.alert(<text:span text:style-name="T6">5</text:span> + <text:span text:style-name="T6">6</text:span>);</text:p>
      <text:p text:style-name="P2">alert(<text:span text:style-name="T6">5</text:span> + <text:span text:style-name="T6">6</text:span>);</text:p>
      <text:p text:style-name="P2">console.log(<text:span text:style-name="T6">5</text:span> + <text:span text:style-name="T6">6</text:span>);</text:p>
      <text:p text:style-name="Standard"><text:span text:style-name="T3">&lt;</text:span><text:span text:style-name="T2">button</text:span><text:span text:style-name="T6"> onclick</text:span><text:span text:style-name="T3">="window.print()"&gt;</text:span>Print this page<text:span text:style-name="T3">&lt;</text:span><text:span text:style-name="T2">/button</text:span><text:span text:style-name="T3">&gt;</text:span></text:p>
      <text:p text:style-name="P6">Statements</text:p>
      <text:p text:style-name="P2"><text:span text:style-name="T3">var</text:span> x, y, z;    <text:span text:style-name="T7">// Statement 1<text:line-break/></text:span>x = <text:span text:style-name="T6">5</text:span>;          <text:span text:style-name="T7">// Statement 2<text:line-break/></text:span>y = <text:span text:style-name="T6">6</text:span>;          <text:span text:style-name="T7">// Statement 3<text:line-break/></text:span>z = x + y;      <text:span text:style-name="T7">// Statement 4</text:span></text:p>
      <text:p text:style-name="P2">document.getElementById(<text:span text:style-name="T2">"demo"</text:span>).innerHTML =<text:line-break/><text:span text:style-name="T2">"Hello Dolly!"</text:span>; </text:p>
      <text:p text:style-name="P2"><text:span text:style-name="T3">function</text:span> myFunction() {<text:line-break/>  document.getElementById(<text:span text:style-name="T2">"demo1"</text:span>).innerHTML = <text:span text:style-name="T2">"Hello Dolly!"</text:span>;<text:line-break/>  document.getElementById(<text:span text:style-name="T2">"demo2"</text:span>).innerHTML = <text:span text:style-name="T2">"How are you?"</text:span>;<text:line-break/>}</text:p>
      <text:p text:style-name="P5">// <text:span text:style-name="T8">comnent</text:span></text:p>
      <text:p text:style-name="P5">/* <text:span text:style-name="T8">comment </text:span>*/</text:p>
      <text:p text:style-name="Standard"/>
      <text:p text:style-name="P2"><text:span text:style-name="T3">var</text:span> x = <text:span text:style-name="T6">5</text:span>;<text:line-break/><text:span text:style-name="T3">var</text:span> y = <text:span text:style-name="T6">6</text:span>;<text:line-break/><text:span text:style-name="T3">var</text:span> z = x + y;</text:p>
      <text:p text:style-name="P2"><text:span text:style-name="T3">var</text:span> person = <text:span text:style-name="T2">"John Doe"</text:span>, carName = <text:span text:style-name="T2">"Volvo"</text:span>, price = <text:span text:style-name="T6">200</text:span>;<text:span text:style-name="T6"> </text:span></text:p>
      <text:p text:style-name="P2"><text:span text:style-name="T3">let</text:span> x = <text:span text:style-name="T2">"John Doe"</text:span>;<text:line-break/>{ <text:line-break/>  <text:span text:style-name="T3">let</text:span> x = <text:span text:style-name="T6">2</text:span>;<text:line-break/>}<text:line-break/><text:span text:style-name="T7">// x can NOT be used here </text:span></text:p>
      <text:p text:style-name="P2"><text:span text:style-name="T3">const</text:span> PI = <text:span text:style-name="T6">3.14159265359</text:span>;</text:p>
      <text:p text:style-name="P2"><text:span text:style-name="T3">const</text:span> cars = [<text:span text:style-name="T2">"Saab"</text:span>, <text:span text:style-name="T2">"Volvo"</text:span>, <text:span text:style-name="T2">"BMW"</text:span>];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Operator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Addition</text:p>
          </table:table-cell>
        </table:table-row>
        <table:table-row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Subtraction</text:p>
          </table:table-cell>
        </table:table-row>
        <table:table-row>
          <table:table-cell table:style-name="Table1.A1" office:value-type="string">
            <text:p text:style-name="Table_20_Contents">*</text:p>
          </table:table-cell>
          <table:table-cell table:style-name="Table1.A1" office:value-type="string">
            <text:p text:style-name="Table_20_Contents">Multiplication</text:p>
          </table:table-cell>
        </table:table-row>
        <table:table-row>
          <table:table-cell table:style-name="Table1.A1" office:value-type="string">
            <text:p text:style-name="Table_20_Contents">**</text:p>
          </table:table-cell>
          <table:table-cell table:style-name="Table1.A1" office:value-type="string">
            <text:p text:style-name="Table_20_Contents">Exponentiation (<text:a xlink:type="simple" xlink:href="https://www.w3schools.com/js/js_es6.asp">ES2016</text:a>)</text:p>
          </table:table-cell>
        </table:table-row>
        <table:table-row>
          <table:table-cell table:style-name="Table1.A1" office:value-type="string">
            <text:p text:style-name="Table_20_Contents">/</text:p>
          </table:table-cell>
          <table:table-cell table:style-name="Table1.A1" office:value-type="string">
            <text:p text:style-name="Table_20_Contents">Division</text:p>
          </table:table-cell>
        </table:table-row>
        <table:table-row>
          <table:table-cell table:style-name="Table1.A1" office:value-type="string">
            <text:p text:style-name="Table_20_Contents">%</text:p>
          </table:table-cell>
          <table:table-cell table:style-name="Table1.A1" office:value-type="string">
            <text:p text:style-name="Table_20_Contents">Modulus (Division Remainder)</text:p>
          </table:table-cell>
        </table:table-row>
        <table:table-row>
          <table:table-cell table:style-name="Table1.A1" office:value-type="string">
            <text:p text:style-name="Table_20_Contents">++</text:p>
          </table:table-cell>
          <table:table-cell table:style-name="Table1.A1" office:value-type="string">
            <text:p text:style-name="Table_20_Contents">Increment</text:p>
          </table:table-cell>
        </table:table-row>
        <table:table-row>
          <table:table-cell table:style-name="Table1.A1" office:value-type="string">
            <text:p text:style-name="Table_20_Contents">--</text:p>
          </table:table-cell>
          <table:table-cell table:style-name="Table1.A1" office:value-type="string">
            <text:p text:style-name="Table_20_Contents">Decrement</text:p>
          </table:table-cell>
        </table:table-row>
      </table:table>
      <text:p text:style-name="P2"><text:span text:style-name="T3">let</text:span> z =<text:span text:style-name="T6"> </text:span>Math.pow(x,<text:span text:style-name="T6">2</text:span>);   <text:span text:style-name="T7">// result is 25 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Operator</text:p>
          </table:table-cell>
          <table:table-cell table:style-name="Table2.A1" office:value-type="string">
            <text:p text:style-name="Table_20_Heading">Example</text:p>
          </table:table-cell>
          <table:table-cell table:style-name="Table2.A1" office:value-type="string">
            <text:p text:style-name="Table_20_Heading">Same As</text:p>
          </table:table-cell>
        </table:table-row>
        <table:table-row>
          <table:table-cell table:style-name="Table2.A1" office:value-type="string">
            <text:p text:style-name="Table_20_Contents">=</text:p>
          </table:table-cell>
          <table:table-cell table:style-name="Table2.A1" office:value-type="string">
            <text:p text:style-name="Table_20_Contents">x = y</text:p>
          </table:table-cell>
          <table:table-cell table:style-name="Table2.A1" office:value-type="string">
            <text:p text:style-name="Table_20_Contents">x = y</text:p>
          </table:table-cell>
        </table:table-row>
        <table:table-row>
          <table:table-cell table:style-name="Table2.A1" office:value-type="string">
            <text:p text:style-name="Table_20_Contents">+=</text:p>
          </table:table-cell>
          <table:table-cell table:style-name="Table2.A1" office:value-type="string">
            <text:p text:style-name="Table_20_Contents">x += y</text:p>
          </table:table-cell>
          <table:table-cell table:style-name="Table2.A1" office:value-type="string">
            <text:p text:style-name="Table_20_Contents">x = x + y</text:p>
          </table:table-cell>
        </table:table-row>
        <text:soft-page-break/>
        <table:table-row>
          <table:table-cell table:style-name="Table2.A1" office:value-type="string">
            <text:p text:style-name="Table_20_Contents">-=</text:p>
          </table:table-cell>
          <table:table-cell table:style-name="Table2.A1" office:value-type="string">
            <text:p text:style-name="Table_20_Contents">x -= y</text:p>
          </table:table-cell>
          <table:table-cell table:style-name="Table2.A1" office:value-type="string">
            <text:p text:style-name="Table_20_Contents">x = x - y</text:p>
          </table:table-cell>
        </table:table-row>
        <table:table-row>
          <table:table-cell table:style-name="Table2.A1" office:value-type="string">
            <text:p text:style-name="Table_20_Contents">*=</text:p>
          </table:table-cell>
          <table:table-cell table:style-name="Table2.A1" office:value-type="string">
            <text:p text:style-name="Table_20_Contents">x *= y</text:p>
          </table:table-cell>
          <table:table-cell table:style-name="Table2.A1" office:value-type="string">
            <text:p text:style-name="Table_20_Contents">x = x * y</text:p>
          </table:table-cell>
        </table:table-row>
        <table:table-row>
          <table:table-cell table:style-name="Table2.A1" office:value-type="string">
            <text:p text:style-name="Table_20_Contents">/=</text:p>
          </table:table-cell>
          <table:table-cell table:style-name="Table2.A1" office:value-type="string">
            <text:p text:style-name="Table_20_Contents">x /= y</text:p>
          </table:table-cell>
          <table:table-cell table:style-name="Table2.A1" office:value-type="string">
            <text:p text:style-name="Table_20_Contents">x = x / y</text:p>
          </table:table-cell>
        </table:table-row>
        <table:table-row>
          <table:table-cell table:style-name="Table2.A1" office:value-type="string">
            <text:p text:style-name="Table_20_Contents">%=</text:p>
          </table:table-cell>
          <table:table-cell table:style-name="Table2.A1" office:value-type="string">
            <text:p text:style-name="Table_20_Contents">x %= y</text:p>
          </table:table-cell>
          <table:table-cell table:style-name="Table2.A1" office:value-type="string">
            <text:p text:style-name="Table_20_Contents">x = x % y</text:p>
          </table:table-cell>
        </table:table-row>
        <table:table-row>
          <table:table-cell table:style-name="Table2.A1" office:value-type="string">
            <text:p text:style-name="Table_20_Contents">**=</text:p>
          </table:table-cell>
          <table:table-cell table:style-name="Table2.A1" office:value-type="string">
            <text:p text:style-name="Table_20_Contents">x **= y</text:p>
          </table:table-cell>
          <table:table-cell table:style-name="Table2.A1" office:value-type="string">
            <text:p text:style-name="Table_20_Contents">x = x ** y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Operator</text:p>
          </table:table-cell>
          <table:table-cell table:style-name="Table3.A1" office:value-type="string">
            <text:p text:style-name="Table_20_Heading">Example</text:p>
          </table:table-cell>
          <table:table-cell table:style-name="Table3.A1" office:value-type="string">
            <text:p text:style-name="Table_20_Heading">Same As</text:p>
          </table:table-cell>
        </table:table-row>
        <table:table-row>
          <table:table-cell table:style-name="Table3.A1" office:value-type="string">
            <text:p text:style-name="Table_20_Contents">=</text:p>
          </table:table-cell>
          <table:table-cell table:style-name="Table3.A1" office:value-type="string">
            <text:p text:style-name="Table_20_Contents">x = y</text:p>
          </table:table-cell>
          <table:table-cell table:style-name="Table3.A1" office:value-type="string">
            <text:p text:style-name="Table_20_Contents">x = y</text:p>
          </table:table-cell>
        </table:table-row>
        <table:table-row>
          <table:table-cell table:style-name="Table3.A1" office:value-type="string">
            <text:p text:style-name="Table_20_Contents">+=</text:p>
          </table:table-cell>
          <table:table-cell table:style-name="Table3.A1" office:value-type="string">
            <text:p text:style-name="Table_20_Contents">x += y</text:p>
          </table:table-cell>
          <table:table-cell table:style-name="Table3.A1" office:value-type="string">
            <text:p text:style-name="Table_20_Contents">x = x + y</text:p>
          </table:table-cell>
        </table:table-row>
        <table:table-row>
          <table:table-cell table:style-name="Table3.A1" office:value-type="string">
            <text:p text:style-name="Table_20_Contents">-=</text:p>
          </table:table-cell>
          <table:table-cell table:style-name="Table3.A1" office:value-type="string">
            <text:p text:style-name="Table_20_Contents">x -= y</text:p>
          </table:table-cell>
          <table:table-cell table:style-name="Table3.A1" office:value-type="string">
            <text:p text:style-name="Table_20_Contents">x = x - y</text:p>
          </table:table-cell>
        </table:table-row>
        <table:table-row>
          <table:table-cell table:style-name="Table3.A1" office:value-type="string">
            <text:p text:style-name="Table_20_Contents">*=</text:p>
          </table:table-cell>
          <table:table-cell table:style-name="Table3.A1" office:value-type="string">
            <text:p text:style-name="Table_20_Contents">x *= y</text:p>
          </table:table-cell>
          <table:table-cell table:style-name="Table3.A1" office:value-type="string">
            <text:p text:style-name="Table_20_Contents">x = x * y</text:p>
          </table:table-cell>
        </table:table-row>
        <table:table-row>
          <table:table-cell table:style-name="Table3.A1" office:value-type="string">
            <text:p text:style-name="Table_20_Contents">/=</text:p>
          </table:table-cell>
          <table:table-cell table:style-name="Table3.A1" office:value-type="string">
            <text:p text:style-name="Table_20_Contents">x /= y</text:p>
          </table:table-cell>
          <table:table-cell table:style-name="Table3.A1" office:value-type="string">
            <text:p text:style-name="Table_20_Contents">x = x / y</text:p>
          </table:table-cell>
        </table:table-row>
        <table:table-row>
          <table:table-cell table:style-name="Table3.A1" office:value-type="string">
            <text:p text:style-name="Table_20_Contents">%=</text:p>
          </table:table-cell>
          <table:table-cell table:style-name="Table3.A1" office:value-type="string">
            <text:p text:style-name="Table_20_Contents">x %= y</text:p>
          </table:table-cell>
          <table:table-cell table:style-name="Table3.A1" office:value-type="string">
            <text:p text:style-name="Table_20_Contents">x = x % y</text:p>
          </table:table-cell>
        </table:table-row>
        <table:table-row>
          <table:table-cell table:style-name="Table3.A1" office:value-type="string">
            <text:p text:style-name="Table_20_Contents">**=</text:p>
          </table:table-cell>
          <table:table-cell table:style-name="Table3.A1" office:value-type="string">
            <text:p text:style-name="Table_20_Contents">x **= y</text:p>
          </table:table-cell>
          <table:table-cell table:style-name="Table3.A1" office:value-type="string">
            <text:p text:style-name="Table_20_Contents">x = x ** y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Operator</text:p>
          </table:table-cell>
          <table:table-cell table:style-name="Table4.A1" office:value-type="string">
            <text:p text:style-name="Table_20_Heading">Description</text:p>
          </table:table-cell>
        </table:table-row>
        <table:table-row>
          <table:table-cell table:style-name="Table4.A1" office:value-type="string">
            <text:p text:style-name="Table_20_Contents">&amp;&amp;</text:p>
          </table:table-cell>
          <table:table-cell table:style-name="Table4.A1" office:value-type="string">
            <text:p text:style-name="Table_20_Contents">logical and</text:p>
          </table:table-cell>
        </table:table-row>
        <table:table-row>
          <table:table-cell table:style-name="Table4.A1" office:value-type="string">
            <text:p text:style-name="Table_20_Contents">||</text:p>
          </table:table-cell>
          <table:table-cell table:style-name="Table4.A1" office:value-type="string">
            <text:p text:style-name="Table_20_Contents">logical or</text:p>
          </table:table-cell>
        </table:table-row>
        <table:table-row>
          <table:table-cell table:style-name="Table4.A1" office:value-type="string">
            <text:p text:style-name="Table_20_Contents">!</text:p>
          </table:table-cell>
          <table:table-cell table:style-name="Table4.A1" office:value-type="string">
            <text:p text:style-name="Table_20_Contents">logical not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Heading">Operator</text:p>
          </table:table-cell>
          <table:table-cell table:style-name="Table5.A1" office:value-type="string">
            <text:p text:style-name="Table_20_Heading">Description</text:p>
          </table:table-cell>
        </table:table-row>
        <table:table-row>
          <table:table-cell table:style-name="Table5.A1" office:value-type="string">
            <text:p text:style-name="Table_20_Contents">typeof</text:p>
          </table:table-cell>
          <table:table-cell table:style-name="Table5.A1" office:value-type="string">
            <text:p text:style-name="Table_20_Contents">Returns the type of a variable</text:p>
          </table:table-cell>
        </table:table-row>
        <table:table-row>
          <table:table-cell table:style-name="Table5.A1" office:value-type="string">
            <text:p text:style-name="Table_20_Contents">instanceof</text:p>
          </table:table-cell>
          <table:table-cell table:style-name="Table5.A1" office:value-type="string">
            <text:p text:style-name="Table_20_Contents">Returns true if an object is an instance of an object type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Table_20_Heading">Operator</text:p>
          </table:table-cell>
          <table:table-cell table:style-name="Table6.A1" office:value-type="string">
            <text:p text:style-name="Table_20_Heading">Description</text:p>
          </table:table-cell>
          <table:table-cell table:style-name="Table6.A1" office:value-type="string">
            <text:p text:style-name="Table_20_Heading">Example</text:p>
          </table:table-cell>
          <table:table-cell table:style-name="Table6.A1" office:value-type="string">
            <text:p text:style-name="Table_20_Heading">Same as</text:p>
          </table:table-cell>
          <table:table-cell table:style-name="Table6.A1" office:value-type="string">
            <text:p text:style-name="Table_20_Heading">Result</text:p>
          </table:table-cell>
          <table:table-cell table:style-name="Table6.A1" office:value-type="string">
            <text:p text:style-name="Table_20_Heading">Decimal</text:p>
          </table:table-cell>
        </table:table-row>
        <table:table-row>
          <table:table-cell table:style-name="Table6.A1" office:value-type="string">
            <text:p text:style-name="Table_20_Contents">&amp;</text:p>
          </table:table-cell>
          <table:table-cell table:style-name="Table6.A1" office:value-type="string">
            <text:p text:style-name="Table_20_Contents">AND</text:p>
          </table:table-cell>
          <table:table-cell table:style-name="Table6.A1" office:value-type="string">
            <text:p text:style-name="Table_20_Contents">5 &amp; 1</text:p>
          </table:table-cell>
          <table:table-cell table:style-name="Table6.A1" office:value-type="string">
            <text:p text:style-name="Table_20_Contents">0101 &amp; 0001</text:p>
          </table:table-cell>
          <table:table-cell table:style-name="Table6.A1" office:value-type="string">
            <text:p text:style-name="Table_20_Contents">0001</text:p>
          </table:table-cell>
          <table:table-cell table:style-name="Table6.A1" office:value-type="string">
            <text:p text:style-name="Table_20_Contents"> 1</text:p>
          </table:table-cell>
        </table:table-row>
        <table:table-row>
          <table:table-cell table:style-name="Table6.A1" office:value-type="string">
            <text:p text:style-name="Table_20_Contents">|</text:p>
          </table:table-cell>
          <table:table-cell table:style-name="Table6.A1" office:value-type="string">
            <text:p text:style-name="Table_20_Contents">OR</text:p>
          </table:table-cell>
          <table:table-cell table:style-name="Table6.A1" office:value-type="string">
            <text:p text:style-name="Table_20_Contents">5 | 1</text:p>
          </table:table-cell>
          <table:table-cell table:style-name="Table6.A1" office:value-type="string">
            <text:p text:style-name="Table_20_Contents">0101 | 0001</text:p>
          </table:table-cell>
          <table:table-cell table:style-name="Table6.A1" office:value-type="string">
            <text:p text:style-name="Table_20_Contents">0101</text:p>
          </table:table-cell>
          <table:table-cell table:style-name="Table6.A1" office:value-type="string">
            <text:p text:style-name="Table_20_Contents"> 5</text:p>
          </table:table-cell>
        </table:table-row>
        <table:table-row>
          <table:table-cell table:style-name="Table6.A1" office:value-type="string">
            <text:p text:style-name="Table_20_Contents">~</text:p>
          </table:table-cell>
          <table:table-cell table:style-name="Table6.A1" office:value-type="string">
            <text:p text:style-name="Table_20_Contents">NOT</text:p>
          </table:table-cell>
          <table:table-cell table:style-name="Table6.A1" office:value-type="string">
            <text:p text:style-name="Table_20_Contents">~ 5</text:p>
          </table:table-cell>
          <table:table-cell table:style-name="Table6.A1" office:value-type="string">
            <text:p text:style-name="Table_20_Contents"> ~0101</text:p>
          </table:table-cell>
          <table:table-cell table:style-name="Table6.A1" office:value-type="string">
            <text:p text:style-name="Table_20_Contents">1010</text:p>
          </table:table-cell>
          <table:table-cell table:style-name="Table6.A1" office:value-type="string">
            <text:p text:style-name="Table_20_Contents"> 10</text:p>
          </table:table-cell>
        </table:table-row>
        <table:table-row>
          <table:table-cell table:style-name="Table6.A1" office:value-type="string">
            <text:p text:style-name="Table_20_Contents">^</text:p>
          </table:table-cell>
          <table:table-cell table:style-name="Table6.A1" office:value-type="string">
            <text:p text:style-name="Table_20_Contents">XOR</text:p>
          </table:table-cell>
          <table:table-cell table:style-name="Table6.A1" office:value-type="string">
            <text:p text:style-name="Table_20_Contents">5 ^ 1</text:p>
          </table:table-cell>
          <table:table-cell table:style-name="Table6.A1" office:value-type="string">
            <text:p text:style-name="Table_20_Contents">0101 ^ 0001</text:p>
          </table:table-cell>
          <table:table-cell table:style-name="Table6.A1" office:value-type="string">
            <text:p text:style-name="Table_20_Contents">0100</text:p>
          </table:table-cell>
          <table:table-cell table:style-name="Table6.A1" office:value-type="string">
            <text:p text:style-name="Table_20_Contents"> 4</text:p>
          </table:table-cell>
        </table:table-row>
        <table:table-row>
          <table:table-cell table:style-name="Table6.A1" office:value-type="string">
            <text:p text:style-name="Table_20_Contents">&lt;&lt;</text:p>
          </table:table-cell>
          <table:table-cell table:style-name="Table6.A1" office:value-type="string">
            <text:p text:style-name="Table_20_Contents">Zero fill left shift</text:p>
          </table:table-cell>
          <table:table-cell table:style-name="Table6.A1" office:value-type="string">
            <text:p text:style-name="Table_20_Contents">5 &lt;&lt; 1</text:p>
          </table:table-cell>
          <table:table-cell table:style-name="Table6.A1" office:value-type="string">
            <text:p text:style-name="Table_20_Contents">0101 &lt;&lt; 1</text:p>
          </table:table-cell>
          <table:table-cell table:style-name="Table6.A1" office:value-type="string">
            <text:p text:style-name="Table_20_Contents">1010</text:p>
          </table:table-cell>
          <table:table-cell table:style-name="Table6.A1" office:value-type="string">
            <text:p text:style-name="Table_20_Contents"> 10</text:p>
          </table:table-cell>
        </table:table-row>
        <table:table-row>
          <table:table-cell table:style-name="Table6.A1" office:value-type="string">
            <text:p text:style-name="Table_20_Contents">&gt;&gt;</text:p>
          </table:table-cell>
          <table:table-cell table:style-name="Table6.A1" office:value-type="string">
            <text:p text:style-name="Table_20_Contents">Signed right shift</text:p>
          </table:table-cell>
          <table:table-cell table:style-name="Table6.A1" office:value-type="string">
            <text:p text:style-name="Table_20_Contents">5 &gt;&gt; 1</text:p>
          </table:table-cell>
          <table:table-cell table:style-name="Table6.A1" office:value-type="string">
            <text:p text:style-name="Table_20_Contents">0101 &gt;&gt; 1</text:p>
          </table:table-cell>
          <table:table-cell table:style-name="Table6.A1" office:value-type="string">
            <text:p text:style-name="Table_20_Contents">0010</text:p>
          </table:table-cell>
          <table:table-cell table:style-name="Table6.A1" office:value-type="string">
            <text:p text:style-name="Table_20_Contents">  2</text:p>
          </table:table-cell>
        </table:table-row>
        <table:table-row>
          <table:table-cell table:style-name="Table6.A1" office:value-type="string">
            <text:p text:style-name="Table_20_Contents">&gt;&gt;&gt;</text:p>
          </table:table-cell>
          <table:table-cell table:style-name="Table6.A1" office:value-type="string">
            <text:p text:style-name="Table_20_Contents">Zero fill right shift</text:p>
          </table:table-cell>
          <table:table-cell table:style-name="Table6.A1" office:value-type="string">
            <text:p text:style-name="Table_20_Contents">5 &gt;&gt;&gt; 1</text:p>
          </table:table-cell>
          <table:table-cell table:style-name="Table6.A1" office:value-type="string">
            <text:p text:style-name="Table_20_Contents">0101 &gt;&gt;&gt; 1</text:p>
          </table:table-cell>
          <table:table-cell table:style-name="Table6.A1" office:value-type="string">
            <text:p text:style-name="Table_20_Contents">0010</text:p>
          </table:table-cell>
          <table:table-cell table:style-name="Table6.A1" office:value-type="string">
            <text:p text:style-name="Table_20_Contents">  2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Heading">Value</text:p>
          </table:table-cell>
          <table:table-cell table:style-name="Table7.A1" office:value-type="string">
            <text:p text:style-name="Table_20_Heading">Operator</text:p>
          </table:table-cell>
          <table:table-cell table:style-name="Table7.A1" office:value-type="string">
            <text:p text:style-name="Table_20_Heading">Description</text:p>
          </table:table-cell>
          <table:table-cell table:style-name="Table7.A1" office:value-type="string">
            <text:p text:style-name="Table_20_Heading">Example</text:p>
          </table:table-cell>
        </table:table-row>
        <table:table-row>
          <table:table-cell table:style-name="Table7.A1" office:value-type="string">
            <text:p text:style-name="Table_20_Contents">21</text:p>
          </table:table-cell>
          <table:table-cell table:style-name="Table7.A1" office:value-type="string">
            <text:p text:style-name="Table_20_Contents">( )</text:p>
          </table:table-cell>
          <table:table-cell table:style-name="Table7.A1" office:value-type="string">
            <text:p text:style-name="Table_20_Contents">Expression grouping</text:p>
          </table:table-cell>
          <table:table-cell table:style-name="Table7.A1" office:value-type="string">
            <text:p text:style-name="Table_20_Contents">(3 + 4)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20</text:p>
          </table:table-cell>
          <table:table-cell table:style-name="Table7.A1" office:value-type="string">
            <text:p text:style-name="Table_20_Contents">.</text:p>
          </table:table-cell>
          <table:table-cell table:style-name="Table7.A1" office:value-type="string">
            <text:p text:style-name="Table_20_Contents">Member</text:p>
          </table:table-cell>
          <table:table-cell table:style-name="Table7.A1" office:value-type="string">
            <text:p text:style-name="Table_20_Contents">person.name</text:p>
          </table:table-cell>
        </table:table-row>
        <table:table-row>
          <table:table-cell table:style-name="Table7.A1" office:value-type="string">
            <text:p text:style-name="Table_20_Contents">20</text:p>
          </table:table-cell>
          <table:table-cell table:style-name="Table7.A1" office:value-type="string">
            <text:p text:style-name="Table_20_Contents">[]</text:p>
          </table:table-cell>
          <table:table-cell table:style-name="Table7.A1" office:value-type="string">
            <text:p text:style-name="Table_20_Contents">Member</text:p>
          </table:table-cell>
          <table:table-cell table:style-name="Table7.A1" office:value-type="string">
            <text:p text:style-name="Table_20_Contents">person["name"]</text:p>
          </table:table-cell>
        </table:table-row>
        <table:table-row>
          <table:table-cell table:style-name="Table7.A1" office:value-type="string">
            <text:p text:style-name="Table_20_Contents">20</text:p>
          </table:table-cell>
          <table:table-cell table:style-name="Table7.A1" office:value-type="string">
            <text:p text:style-name="Table_20_Contents">()</text:p>
          </table:table-cell>
          <table:table-cell table:style-name="Table7.A1" office:value-type="string">
            <text:p text:style-name="Table_20_Contents">Function call</text:p>
          </table:table-cell>
          <table:table-cell table:style-name="Table7.A1" office:value-type="string">
            <text:p text:style-name="Table_20_Contents">myFunction()</text:p>
          </table:table-cell>
        </table:table-row>
        <table:table-row>
          <table:table-cell table:style-name="Table7.A1" office:value-type="string">
            <text:p text:style-name="Table_20_Contents">20</text:p>
          </table:table-cell>
          <table:table-cell table:style-name="Table7.A1" office:value-type="string">
            <text:p text:style-name="Table_20_Contents">new</text:p>
          </table:table-cell>
          <table:table-cell table:style-name="Table7.A1" office:value-type="string">
            <text:p text:style-name="Table_20_Contents">Create</text:p>
          </table:table-cell>
          <table:table-cell table:style-name="Table7.A1" office:value-type="string">
            <text:p text:style-name="Table_20_Contents">new Date()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18</text:p>
          </table:table-cell>
          <table:table-cell table:style-name="Table7.A1" office:value-type="string">
            <text:p text:style-name="Table_20_Contents">++</text:p>
          </table:table-cell>
          <table:table-cell table:style-name="Table7.A1" office:value-type="string">
            <text:p text:style-name="Table_20_Contents">Postfix Increment</text:p>
          </table:table-cell>
          <table:table-cell table:style-name="Table7.A1" office:value-type="string">
            <text:p text:style-name="Table_20_Contents">i++</text:p>
          </table:table-cell>
        </table:table-row>
        <table:table-row>
          <table:table-cell table:style-name="Table7.A1" office:value-type="string">
            <text:p text:style-name="Table_20_Contents">18</text:p>
          </table:table-cell>
          <table:table-cell table:style-name="Table7.A1" office:value-type="string">
            <text:p text:style-name="Table_20_Contents">--</text:p>
          </table:table-cell>
          <table:table-cell table:style-name="Table7.A1" office:value-type="string">
            <text:p text:style-name="Table_20_Contents">Postfix Decrement</text:p>
          </table:table-cell>
          <table:table-cell table:style-name="Table7.A1" office:value-type="string">
            <text:p text:style-name="Table_20_Contents">i--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ext:soft-page-break/>
        <table:table-row>
          <table:table-cell table:style-name="Table7.A1" office:value-type="string">
            <text:p text:style-name="Table_20_Contents">17</text:p>
          </table:table-cell>
          <table:table-cell table:style-name="Table7.A1" office:value-type="string">
            <text:p text:style-name="Table_20_Contents">++</text:p>
          </table:table-cell>
          <table:table-cell table:style-name="Table7.A1" office:value-type="string">
            <text:p text:style-name="Table_20_Contents">Prefix Increment</text:p>
          </table:table-cell>
          <table:table-cell table:style-name="Table7.A1" office:value-type="string">
            <text:p text:style-name="Table_20_Contents">++i</text:p>
          </table:table-cell>
        </table:table-row>
        <table:table-row>
          <table:table-cell table:style-name="Table7.A1" office:value-type="string">
            <text:p text:style-name="Table_20_Contents">17</text:p>
          </table:table-cell>
          <table:table-cell table:style-name="Table7.A1" office:value-type="string">
            <text:p text:style-name="Table_20_Contents">--</text:p>
          </table:table-cell>
          <table:table-cell table:style-name="Table7.A1" office:value-type="string">
            <text:p text:style-name="Table_20_Contents">Prefix Decrement</text:p>
          </table:table-cell>
          <table:table-cell table:style-name="Table7.A1" office:value-type="string">
            <text:p text:style-name="Table_20_Contents">--i</text:p>
          </table:table-cell>
        </table:table-row>
        <table:table-row>
          <table:table-cell table:style-name="Table7.A1" office:value-type="string">
            <text:p text:style-name="Table_20_Contents">17</text:p>
          </table:table-cell>
          <table:table-cell table:style-name="Table7.A1" office:value-type="string">
            <text:p text:style-name="Table_20_Contents">!</text:p>
          </table:table-cell>
          <table:table-cell table:style-name="Table7.A1" office:value-type="string">
            <text:p text:style-name="Table_20_Contents">Logical not</text:p>
          </table:table-cell>
          <table:table-cell table:style-name="Table7.A1" office:value-type="string">
            <text:p text:style-name="Table_20_Contents">!(x==y)</text:p>
          </table:table-cell>
        </table:table-row>
        <table:table-row>
          <table:table-cell table:style-name="Table7.A1" office:value-type="string">
            <text:p text:style-name="Table_20_Contents">17</text:p>
          </table:table-cell>
          <table:table-cell table:style-name="Table7.A1" office:value-type="string">
            <text:p text:style-name="Table_20_Contents">typeof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typeof x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16</text:p>
          </table:table-cell>
          <table:table-cell table:style-name="Table7.A1" office:value-type="string">
            <text:p text:style-name="Table_20_Contents">**</text:p>
          </table:table-cell>
          <table:table-cell table:style-name="Table7.A1" office:value-type="string">
            <text:p text:style-name="Table_20_Contents">Exponentiation (ES2016)</text:p>
          </table:table-cell>
          <table:table-cell table:style-name="Table7.A1" office:value-type="string">
            <text:p text:style-name="Table_20_Contents">10 ** 2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15</text:p>
          </table:table-cell>
          <table:table-cell table:style-name="Table7.A1" office:value-type="string">
            <text:p text:style-name="Table_20_Contents">*</text:p>
          </table:table-cell>
          <table:table-cell table:style-name="Table7.A1" office:value-type="string">
            <text:p text:style-name="Table_20_Contents">Multiplication</text:p>
          </table:table-cell>
          <table:table-cell table:style-name="Table7.A1" office:value-type="string">
            <text:p text:style-name="Table_20_Contents">10 * 5</text:p>
          </table:table-cell>
        </table:table-row>
        <table:table-row>
          <table:table-cell table:style-name="Table7.A1" office:value-type="string">
            <text:p text:style-name="Table_20_Contents">15</text:p>
          </table:table-cell>
          <table:table-cell table:style-name="Table7.A1" office:value-type="string">
            <text:p text:style-name="Table_20_Contents">/</text:p>
          </table:table-cell>
          <table:table-cell table:style-name="Table7.A1" office:value-type="string">
            <text:p text:style-name="Table_20_Contents">Division</text:p>
          </table:table-cell>
          <table:table-cell table:style-name="Table7.A1" office:value-type="string">
            <text:p text:style-name="Table_20_Contents">10 / 5</text:p>
          </table:table-cell>
        </table:table-row>
        <table:table-row>
          <table:table-cell table:style-name="Table7.A1" office:value-type="string">
            <text:p text:style-name="Table_20_Contents">15</text:p>
          </table:table-cell>
          <table:table-cell table:style-name="Table7.A1" office:value-type="string">
            <text:p text:style-name="Table_20_Contents">%</text:p>
          </table:table-cell>
          <table:table-cell table:style-name="Table7.A1" office:value-type="string">
            <text:p text:style-name="Table_20_Contents">Division Remainder</text:p>
          </table:table-cell>
          <table:table-cell table:style-name="Table7.A1" office:value-type="string">
            <text:p text:style-name="Table_20_Contents">10 % 5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14</text:p>
          </table:table-cell>
          <table:table-cell table:style-name="Table7.A1" office:value-type="string">
            <text:p text:style-name="Table_20_Contents">+</text:p>
          </table:table-cell>
          <table:table-cell table:style-name="Table7.A1" office:value-type="string">
            <text:p text:style-name="Table_20_Contents">Addition</text:p>
          </table:table-cell>
          <table:table-cell table:style-name="Table7.A1" office:value-type="string">
            <text:p text:style-name="Table_20_Contents">10 + 5</text:p>
          </table:table-cell>
        </table:table-row>
        <table:table-row>
          <table:table-cell table:style-name="Table7.A1" office:value-type="string">
            <text:p text:style-name="Table_20_Contents">14</text:p>
          </table:table-cell>
          <table:table-cell table:style-name="Table7.A1" office:value-type="string">
            <text:p text:style-name="Table_20_Contents">-</text:p>
          </table:table-cell>
          <table:table-cell table:style-name="Table7.A1" office:value-type="string">
            <text:p text:style-name="Table_20_Contents">Subtraction</text:p>
          </table:table-cell>
          <table:table-cell table:style-name="Table7.A1" office:value-type="string">
            <text:p text:style-name="Table_20_Contents">10 - 5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&lt;&lt;</text:p>
          </table:table-cell>
          <table:table-cell table:style-name="Table7.A1" office:value-type="string">
            <text:p text:style-name="Table_20_Contents">Shift left</text:p>
          </table:table-cell>
          <table:table-cell table:style-name="Table7.A1" office:value-type="string">
            <text:p text:style-name="Table_20_Contents">x &lt;&lt; 2</text:p>
          </table:table-cell>
        </table:table-row>
        <table:table-row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&gt;&gt;</text:p>
          </table:table-cell>
          <table:table-cell table:style-name="Table7.A1" office:value-type="string">
            <text:p text:style-name="Table_20_Contents">Shift right</text:p>
          </table:table-cell>
          <table:table-cell table:style-name="Table7.A1" office:value-type="string">
            <text:p text:style-name="Table_20_Contents">x &gt;&gt; 2</text:p>
          </table:table-cell>
        </table:table-row>
        <table:table-row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&gt;&gt;&gt;</text:p>
          </table:table-cell>
          <table:table-cell table:style-name="Table7.A1" office:value-type="string">
            <text:p text:style-name="Table_20_Contents">Shift right (unsigned)</text:p>
          </table:table-cell>
          <table:table-cell table:style-name="Table7.A1" office:value-type="string">
            <text:p text:style-name="Table_20_Contents">x &gt;&gt;&gt; 2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&lt;</text:p>
          </table:table-cell>
          <table:table-cell table:style-name="Table7.A1" office:value-type="string">
            <text:p text:style-name="Table_20_Contents">Less than</text:p>
          </table:table-cell>
          <table:table-cell table:style-name="Table7.A1" office:value-type="string">
            <text:p text:style-name="Table_20_Contents">x &lt; y </text:p>
          </table:table-cell>
        </table:table-row>
        <table:table-row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&lt;=</text:p>
          </table:table-cell>
          <table:table-cell table:style-name="Table7.A1" office:value-type="string">
            <text:p text:style-name="Table_20_Contents">Less than or equal</text:p>
          </table:table-cell>
          <table:table-cell table:style-name="Table7.A1" office:value-type="string">
            <text:p text:style-name="Table_20_Contents">x &lt;= y</text:p>
          </table:table-cell>
        </table:table-row>
        <table:table-row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&gt;</text:p>
          </table:table-cell>
          <table:table-cell table:style-name="Table7.A1" office:value-type="string">
            <text:p text:style-name="Table_20_Contents">Greater than</text:p>
          </table:table-cell>
          <table:table-cell table:style-name="Table7.A1" office:value-type="string">
            <text:p text:style-name="Table_20_Contents">x &gt; y</text:p>
          </table:table-cell>
        </table:table-row>
        <table:table-row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&gt;=</text:p>
          </table:table-cell>
          <table:table-cell table:style-name="Table7.A1" office:value-type="string">
            <text:p text:style-name="Table_20_Contents">Greater than or equal</text:p>
          </table:table-cell>
          <table:table-cell table:style-name="Table7.A1" office:value-type="string">
            <text:p text:style-name="Table_20_Contents">x &gt;= y</text:p>
          </table:table-cell>
        </table:table-row>
        <table:table-row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in</text:p>
          </table:table-cell>
          <table:table-cell table:style-name="Table7.A1" office:value-type="string">
            <text:p text:style-name="Table_20_Contents">Property in Object</text:p>
          </table:table-cell>
          <table:table-cell table:style-name="Table7.A1" office:value-type="string">
            <text:p text:style-name="Table_20_Contents">"PI" in Math</text:p>
          </table:table-cell>
        </table:table-row>
        <table:table-row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instanceof</text:p>
          </table:table-cell>
          <table:table-cell table:style-name="Table7.A1" office:value-type="string">
            <text:p text:style-name="Table_20_Contents">Instance of Object</text:p>
          </table:table-cell>
          <table:table-cell table:style-name="Table7.A1" office:value-type="string">
            <text:p text:style-name="Table_20_Contents">instanceof Array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==</text:p>
          </table:table-cell>
          <table:table-cell table:style-name="Table7.A1" office:value-type="string">
            <text:p text:style-name="Table_20_Contents">Equal</text:p>
          </table:table-cell>
          <table:table-cell table:style-name="Table7.A1" office:value-type="string">
            <text:p text:style-name="Table_20_Contents">x == y</text:p>
          </table:table-cell>
        </table:table-row>
        <table:table-row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===</text:p>
          </table:table-cell>
          <table:table-cell table:style-name="Table7.A1" office:value-type="string">
            <text:p text:style-name="Table_20_Contents">Strict equal</text:p>
          </table:table-cell>
          <table:table-cell table:style-name="Table7.A1" office:value-type="string">
            <text:p text:style-name="Table_20_Contents">x === y</text:p>
          </table:table-cell>
        </table:table-row>
        <table:table-row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!=</text:p>
          </table:table-cell>
          <table:table-cell table:style-name="Table7.A1" office:value-type="string">
            <text:p text:style-name="Table_20_Contents">Unequal</text:p>
          </table:table-cell>
          <table:table-cell table:style-name="Table7.A1" office:value-type="string">
            <text:p text:style-name="Table_20_Contents">x != y</text:p>
          </table:table-cell>
        </table:table-row>
        <table:table-row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!==</text:p>
          </table:table-cell>
          <table:table-cell table:style-name="Table7.A1" office:value-type="string">
            <text:p text:style-name="Table_20_Contents">Strict unequal</text:p>
          </table:table-cell>
          <table:table-cell table:style-name="Table7.A1" office:value-type="string">
            <text:p text:style-name="Table_20_Contents">x !== y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&amp;</text:p>
          </table:table-cell>
          <table:table-cell table:style-name="Table7.A1" office:value-type="string">
            <text:p text:style-name="Table_20_Contents">Bitwise AND</text:p>
          </table:table-cell>
          <table:table-cell table:style-name="Table7.A1" office:value-type="string">
            <text:p text:style-name="Table_20_Contents">x &amp; y</text:p>
          </table:table-cell>
        </table:table-row>
        <table:table-row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^</text:p>
          </table:table-cell>
          <table:table-cell table:style-name="Table7.A1" office:value-type="string">
            <text:p text:style-name="Table_20_Contents">Bitwise XOR</text:p>
          </table:table-cell>
          <table:table-cell table:style-name="Table7.A1" office:value-type="string">
            <text:p text:style-name="Table_20_Contents">x ^ y</text:p>
          </table:table-cell>
        </table:table-row>
        <table:table-row>
          <table:table-cell table:style-name="Table7.A1" office:value-type="string">
            <text:p text:style-name="Table_20_Contents">8</text:p>
          </table:table-cell>
          <table:table-cell table:style-name="Table7.A1" office:value-type="string">
            <text:p text:style-name="Table_20_Contents">|</text:p>
          </table:table-cell>
          <table:table-cell table:style-name="Table7.A1" office:value-type="string">
            <text:p text:style-name="Table_20_Contents">Bitwise OR</text:p>
          </table:table-cell>
          <table:table-cell table:style-name="Table7.A1" office:value-type="string">
            <text:p text:style-name="Table_20_Contents">x | y</text:p>
          </table:table-cell>
        </table:table-row>
        <table:table-row>
          <table:table-cell table:style-name="Table7.A1" office:value-type="string">
            <text:p text:style-name="Table_20_Contents">7</text:p>
          </table:table-cell>
          <table:table-cell table:style-name="Table7.A1" office:value-type="string">
            <text:p text:style-name="Table_20_Contents">&amp;&amp;</text:p>
          </table:table-cell>
          <table:table-cell table:style-name="Table7.A1" office:value-type="string">
            <text:p text:style-name="Table_20_Contents">Logical AND</text:p>
          </table:table-cell>
          <table:table-cell table:style-name="Table7.A1" office:value-type="string">
            <text:p text:style-name="Table_20_Contents">x &amp;&amp; y</text:p>
          </table:table-cell>
        </table:table-row>
        <table:table-row>
          <table:table-cell table:style-name="Table7.A1" office:value-type="string">
            <text:p text:style-name="Table_20_Contents">6</text:p>
          </table:table-cell>
          <table:table-cell table:style-name="Table7.A1" office:value-type="string">
            <text:p text:style-name="Table_20_Contents">||</text:p>
          </table:table-cell>
          <table:table-cell table:style-name="Table7.A1" office:value-type="string">
            <text:p text:style-name="Table_20_Contents">Logical OR</text:p>
          </table:table-cell>
          <table:table-cell table:style-name="Table7.A1" office:value-type="string">
            <text:p text:style-name="Table_20_Contents">x || y</text:p>
          </table:table-cell>
        </table:table-row>
        <table:table-row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??</text:p>
          </table:table-cell>
          <table:table-cell table:style-name="Table7.A1" office:value-type="string">
            <text:p text:style-name="Table_20_Contents">Nullish Coalescing</text:p>
          </table:table-cell>
          <table:table-cell table:style-name="Table7.A1" office:value-type="string">
            <text:p text:style-name="Table_20_Contents">x ?? y</text:p>
          </table:table-cell>
        </table:table-row>
        <table:table-row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? :</text:p>
          </table:table-cell>
          <table:table-cell table:style-name="Table7.A1" office:value-type="string">
            <text:p text:style-name="Table_20_Contents">Condition</text:p>
          </table:table-cell>
          <table:table-cell table:style-name="Table7.A1" office:value-type="string">
            <text:p text:style-name="Table_20_Contents">? "Yes" : "No"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+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+= y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/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/= y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-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-= y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*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*= y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%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%= y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&lt;&lt;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&lt;&lt;= y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&gt;&gt;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&gt;&gt;= y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&gt;&gt;&gt;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&gt;&gt;&gt;= y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&amp;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&amp;= y</text:p>
          </table:table-cell>
        </table:table-row>
        <text:soft-page-break/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^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^= y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|=</text:p>
          </table:table-cell>
          <table:table-cell table:style-name="Table7.A1" office:value-type="string">
            <text:p text:style-name="Table_20_Contents">Assignment</text:p>
          </table:table-cell>
          <table:table-cell table:style-name="Table7.A1" office:value-type="string">
            <text:p text:style-name="Table_20_Contents">x |= y</text:p>
          </table:table-cell>
        </table:table-row>
        <table:table-row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yield</text:p>
          </table:table-cell>
          <table:table-cell table:style-name="Table7.A1" office:value-type="string">
            <text:p text:style-name="Table_20_Contents">Pause Function</text:p>
          </table:table-cell>
          <table:table-cell table:style-name="Table7.A1" office:value-type="string">
            <text:p text:style-name="Table_20_Contents">yield x</text:p>
          </table:table-cell>
        </table:table-row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,</text:p>
          </table:table-cell>
          <table:table-cell table:style-name="Table7.A1" office:value-type="string">
            <text:p text:style-name="Table_20_Contents">Comma</text:p>
          </table:table-cell>
          <table:table-cell table:style-name="Table7.A1" office:value-type="string">
            <text:p text:style-name="Table_20_Contents">5 , 6</text:p>
          </table:table-cell>
        </table:table-row>
      </table:table>
      <text:p text:style-name="Standard"/>
      <text:p text:style-name="P2"><text:span text:style-name="T3">const</text:span> car = {type:<text:span text:style-name="T2">"Fiat"</text:span>, model:<text:span text:style-name="T2">"500"</text:span>, color:<text:span text:style-name="T2">"white"</text:span>};<text:span text:style-name="T6"> </text:span></text:p>
      <text:p text:style-name="P2">person.lastName;</text:p>
      <text:p text:style-name="P2">person[<text:span text:style-name="T2">"lastName"</text:span>];</text:p>
      <text:p text:style-name="Standard"/>
      <text:p text:style-name="P2"><text:span text:style-name="T3">const</text:span> person = {<text:line-break/>  firstName: <text:span text:style-name="T2">"John"</text:span>,<text:line-break/>  lastName : <text:span text:style-name="T2">"Doe"</text:span>,<text:line-break/>  id       : <text:span text:style-name="T6">5566</text:span>,<text:line-break/>  fullName : <text:span text:style-name="T3">function</text:span>() {<text:line-break/>    <text:span text:style-name="T3">return</text:span> <text:span text:style-name="T3">this</text:span>.firstName + <text:span text:style-name="T2">" "</text:span> + <text:span text:style-name="T3">this</text:span>.lastName;<text:line-break/>  }<text:line-break/>};</text:p>
      <text:p text:style-name="P3">objectName.methodName()</text:p>
      <text:p text:style-name="P2">x = <text:span text:style-name="T3">new</text:span> String();        <text:span text:style-name="T7">// Declares x as a String object<text:line-break/></text:span>y = <text:span text:style-name="T3">new</text:span> Number();        <text:span text:style-name="T7">// Declares y as a Number object<text:line-break/></text:span>z = <text:span text:style-name="T3">new</text:span> Boolean();       <text:span text:style-name="T7">// Declares z as a Boolean object</text:span></text:p>
      <text:p text:style-name="Standard"/>
      <text:p text:style-name="Standard"><text:span text:style-name="T3">&lt;</text:span><text:span text:style-name="T2">button</text:span><text:span text:style-name="T6"> onclick</text:span><text:span text:style-name="T3">="document.getElementById('demo').innerHTML = Date()"&gt;</text:span>The time is?<text:span text:style-name="T3">&lt;</text:span><text:span text:style-name="T2">/button</text:span><text:span text:style-name="T3">&gt;</text:span></text:p>
      <text:p text:style-name="Standard"><text:span text:style-name="T3">&lt;</text:span><text:span text:style-name="T2">button</text:span><text:span text:style-name="T6"> onclick</text:span><text:span text:style-name="T3">="this.innerHTML = Date()"&gt;</text:span>The time is?<text:span text:style-name="T3">&lt;</text:span><text:span text:style-name="T2">/button</text:span><text:span text:style-name="T3">&gt;</text:span></text:p>
      <text:p text:style-name="Standard"><text:span text:style-name="T3">&lt;</text:span><text:span text:style-name="T2">button</text:span><text:span text:style-name="T6"> onclick</text:span><text:span text:style-name="T3">="displayDate()"&gt;</text:span>The time is?<text:span text:style-name="T3">&lt;</text:span><text:span text:style-name="T2">/button</text:span><text:span text:style-name="T3">&gt;</text:span> </text:p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Heading">Event</text:p>
          </table:table-cell>
          <table:table-cell table:style-name="Table8.A1" office:value-type="string">
            <text:p text:style-name="Table_20_Heading">Description</text:p>
          </table:table-cell>
        </table:table-row>
        <table:table-row>
          <table:table-cell table:style-name="Table8.A1" office:value-type="string">
            <text:p text:style-name="Table_20_Contents">onchange</text:p>
          </table:table-cell>
          <table:table-cell table:style-name="Table8.A1" office:value-type="string">
            <text:p text:style-name="Table_20_Contents">An HTML element has been changed</text:p>
          </table:table-cell>
        </table:table-row>
        <table:table-row>
          <table:table-cell table:style-name="Table8.A1" office:value-type="string">
            <text:p text:style-name="Table_20_Contents">onclick</text:p>
          </table:table-cell>
          <table:table-cell table:style-name="Table8.A1" office:value-type="string">
            <text:p text:style-name="Table_20_Contents">The user clicks an HTML element</text:p>
          </table:table-cell>
        </table:table-row>
        <table:table-row>
          <table:table-cell table:style-name="Table8.A1" office:value-type="string">
            <text:p text:style-name="Table_20_Contents">onmouseover</text:p>
          </table:table-cell>
          <table:table-cell table:style-name="Table8.A1" office:value-type="string">
            <text:p text:style-name="Table_20_Contents">The user moves the mouse over an HTML element</text:p>
          </table:table-cell>
        </table:table-row>
        <table:table-row>
          <table:table-cell table:style-name="Table8.A1" office:value-type="string">
            <text:p text:style-name="Table_20_Contents">onmouseout</text:p>
          </table:table-cell>
          <table:table-cell table:style-name="Table8.A1" office:value-type="string">
            <text:p text:style-name="Table_20_Contents">The user moves the mouse away from an HTML element</text:p>
          </table:table-cell>
        </table:table-row>
        <table:table-row>
          <table:table-cell table:style-name="Table8.A1" office:value-type="string">
            <text:p text:style-name="Table_20_Contents">onkeydown</text:p>
          </table:table-cell>
          <table:table-cell table:style-name="Table8.A1" office:value-type="string">
            <text:p text:style-name="Table_20_Contents">The user pushes a keyboard key</text:p>
          </table:table-cell>
        </table:table-row>
        <table:table-row>
          <table:table-cell table:style-name="Table8.A1" office:value-type="string">
            <text:p text:style-name="Table_20_Contents">onload</text:p>
          </table:table-cell>
          <table:table-cell table:style-name="Table8.A1" office:value-type="string">
            <text:p text:style-name="Table_20_Contents">The browser has finished loading the page</text:p>
          </table:table-cell>
        </table:table-row>
      </table:table>
      <text:p text:style-name="Standard"/>
      <text:p text:style-name="P2"><text:span text:style-name="T3">let</text:span> text = <text:span text:style-name="T2">"ABCDEFGHIJKLMNOPQRSTUVWXYZ"</text:span>;<text:line-break/>text.length;    <text:span text:style-name="T7">// Will return 26 </text:span></text:p>
      <text:p text:style-name="Standard"/>
      <table:table table:name="Table9" table:style-name="Table9">
        <table:table-column table:style-name="Table9.A" table:number-columns-repeated="2"/>
        <table:table-column table:style-name="Table9.C"/>
        <table:table-row>
          <table:table-cell table:style-name="Table9.A1" office:value-type="string">
            <text:p text:style-name="Table_20_Heading">Code</text:p>
          </table:table-cell>
          <table:table-cell table:style-name="Table9.A1" office:value-type="string">
            <text:p text:style-name="Table_20_Heading">Result</text:p>
          </table:table-cell>
          <table:table-cell table:style-name="Table9.A1" office:value-type="string">
            <text:p text:style-name="Table_20_Heading">Description</text:p>
          </table:table-cell>
        </table:table-row>
        <table:table-row>
          <table:table-cell table:style-name="Table9.A1" office:value-type="string">
            <text:p text:style-name="Table_20_Contents">\'</text:p>
          </table:table-cell>
          <table:table-cell table:style-name="Table9.A1" office:value-type="string">
            <text:p text:style-name="Table_20_Contents">'</text:p>
          </table:table-cell>
          <table:table-cell table:style-name="Table9.A1" office:value-type="string">
            <text:p text:style-name="Table_20_Contents">Single quote</text:p>
          </table:table-cell>
        </table:table-row>
        <table:table-row>
          <table:table-cell table:style-name="Table9.A1" office:value-type="string">
            <text:p text:style-name="Table_20_Contents">\"</text:p>
          </table:table-cell>
          <table:table-cell table:style-name="Table9.A1" office:value-type="string">
            <text:p text:style-name="Table_20_Contents">"</text:p>
          </table:table-cell>
          <table:table-cell table:style-name="Table9.A1" office:value-type="string">
            <text:p text:style-name="Table_20_Contents">Double quote</text:p>
          </table:table-cell>
        </table:table-row>
        <table:table-row>
          <table:table-cell table:style-name="Table9.A1" office:value-type="string">
            <text:p text:style-name="Table_20_Contents">\\</text:p>
          </table:table-cell>
          <table:table-cell table:style-name="Table9.A1" office:value-type="string">
            <text:p text:style-name="Table_20_Contents">\</text:p>
          </table:table-cell>
          <table:table-cell table:style-name="Table9.A1" office:value-type="string">
            <text:p text:style-name="Table_20_Contents">Backslash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Heading">Code</text:p>
          </table:table-cell>
          <table:table-cell table:style-name="Table10.A1" office:value-type="string">
            <text:p text:style-name="Table_20_Heading">Result</text:p>
          </table:table-cell>
        </table:table-row>
        <table:table-row>
          <table:table-cell table:style-name="Table10.A1" office:value-type="string">
            <text:p text:style-name="Table_20_Contents">\b</text:p>
          </table:table-cell>
          <table:table-cell table:style-name="Table10.A1" office:value-type="string">
            <text:p text:style-name="Table_20_Contents">Backspace</text:p>
          </table:table-cell>
        </table:table-row>
        <table:table-row>
          <table:table-cell table:style-name="Table10.A1" office:value-type="string">
            <text:p text:style-name="Table_20_Contents">\f</text:p>
          </table:table-cell>
          <table:table-cell table:style-name="Table10.A1" office:value-type="string">
            <text:p text:style-name="Table_20_Contents">Form Feed</text:p>
          </table:table-cell>
        </table:table-row>
        <table:table-row>
          <table:table-cell table:style-name="Table10.A1" office:value-type="string">
            <text:p text:style-name="Table_20_Contents">\n</text:p>
          </table:table-cell>
          <table:table-cell table:style-name="Table10.A1" office:value-type="string">
            <text:p text:style-name="Table_20_Contents">New Line</text:p>
          </table:table-cell>
        </table:table-row>
        <table:table-row>
          <table:table-cell table:style-name="Table10.A1" office:value-type="string">
            <text:p text:style-name="Table_20_Contents">\r</text:p>
          </table:table-cell>
          <table:table-cell table:style-name="Table10.A1" office:value-type="string">
            <text:p text:style-name="Table_20_Contents">Carriage Return</text:p>
          </table:table-cell>
        </table:table-row>
        <table:table-row>
          <table:table-cell table:style-name="Table10.A1" office:value-type="string">
            <text:p text:style-name="Table_20_Contents">\t</text:p>
          </table:table-cell>
          <table:table-cell table:style-name="Table10.A1" office:value-type="string">
            <text:p text:style-name="Table_20_Contents">Horizontal Tabulator</text:p>
          </table:table-cell>
        </table:table-row>
        <table:table-row>
          <table:table-cell table:style-name="Table10.A1" office:value-type="string">
            <text:p text:style-name="Table_20_Contents">\v</text:p>
          </table:table-cell>
          <table:table-cell table:style-name="Table10.A1" office:value-type="string">
            <text:p text:style-name="Table_20_Contents">Vertical Tabulator</text:p>
          </table:table-cell>
        </table:table-row>
      </table:table>
      <text:p text:style-name="P2">document.getElementById(<text:span text:style-name="T2">"demo"</text:span>).innerHTML = <text:span text:style-name="T2">"Hello \<text:line-break/>Dolly!"</text:span>;</text:p>
      <text:p text:style-name="P2">document.getElementById(<text:span text:style-name="T2">"demo"</text:span>).innerHTML = <text:span text:style-name="T2">"Hello "</text:span> + <text:line-break/><text:soft-page-break/><text:span text:style-name="T2">"Dolly!"</text:span>;</text:p>
      <text:p text:style-name="P2"><text:span text:style-name="T3">let</text:span> x = <text:span text:style-name="T2">"John"</text:span>;<text:line-break/><text:span text:style-name="T3">let</text:span> y = <text:span text:style-name="T3">new</text:span> String(<text:span text:style-name="T2">"John"</text:span>);<text:line-break/><text:line-break/><text:span text:style-name="T7">// typeof x will return string<text:line-break/>// typeof y will return object </text:span></text:p>
      <text:p text:style-name="P2"><text:span text:style-name="T3">let</text:span> x = <text:span text:style-name="T2">"John"</text:span>;             <text:line-break/><text:span text:style-name="T3">let</text:span> y = <text:span text:style-name="T3">new</text:span> String(<text:span text:style-name="T2">"John"</text:span>);<text:line-break/><text:line-break/><text:span text:style-name="T7">// (x == y) is true because x and y have equal values </text:span></text:p>
      <text:p text:style-name="P2"><text:span text:style-name="T3">let</text:span> x = <text:span text:style-name="T2">"John"</text:span>;             <text:line-break/><text:span text:style-name="T3">let</text:span> y = <text:span text:style-name="T3">new</text:span> String(<text:span text:style-name="T2">"John"</text:span>);<text:line-break/><text:line-break/><text:span text:style-name="T7">// (x === y) is false because x and y have different types (string and object) </text:span></text:p>
      <text:p text:style-name="Standard"/>
      <text:p text:style-name="P2"><text:span text:style-name="T3">let</text:span> str = <text:span text:style-name="T2">"Please locate where 'locate' occurs!"</text:span>;<text:line-break/>str.indexOf(<text:span text:style-name="T2">"locate"</text:span>)    <text:span text:style-name="T7">// Returns 7 </text:span></text:p>
      <text:p text:style-name="P2"><text:span text:style-name="T3">let</text:span> str = <text:span text:style-name="T2">"Please locate where 'locate' occurs!"</text:span>;<text:line-break/>str.lastIndexOf(<text:span text:style-name="T2">"locate"</text:span>)    <text:span text:style-name="T7">// Returns 21 </text:span></text:p>
      <text:p text:style-name="Standard"/>
      <text:p text:style-name="P2"><text:span text:style-name="T3">let</text:span> str = <text:span text:style-name="T2">"Please locate where 'locate' occurs!"</text:span>;<text:line-break/>str.indexOf(<text:span text:style-name="T2">"locate"</text:span>, <text:span text:style-name="T6">15</text:span>)    <text:span text:style-name="T7">// Returns 21 </text:span></text:p>
      <text:p text:style-name="P2"><text:span text:style-name="T3">let</text:span> str = <text:span text:style-name="T2">"Please locate where 'locate' occurs!"</text:span>;<text:line-break/>str.lastIndexOf(<text:span text:style-name="T2">"locate"</text:span>, <text:span text:style-name="T6">15</text:span>)    <text:span text:style-name="T7">// Returns 7 </text:span></text:p>
      <text:p text:style-name="Standard"/>
      <text:p text:style-name="P2"><text:span text:style-name="T3">let</text:span> str = <text:span text:style-name="T2">"Please locate where 'locate' occurs!"</text:span>;<text:line-break/>str.search(<text:span text:style-name="T2">"locate"</text:span>)     <text:span text:style-name="T7">// Returns 7 </text:span></text:p>
      <text:p text:style-name="P2"/>
      <text:p text:style-name="P2"><text:span text:style-name="T3">et</text:span> str = <text:span text:style-name="T2">"Apple, Banana, Kiwi"</text:span>;<text:line-break/>str.slice(<text:span text:style-name="T6">7</text:span>, <text:span text:style-name="T6">13</text:span>)     <text:span text:style-name="T7">// Returns Banana </text:span></text:p>
      <text:p text:style-name="P2"><text:span text:style-name="T3">let</text:span> str = <text:span text:style-name="T2">"Apple, Banana, Kiwi"</text:span>;<text:line-break/>substring(<text:span text:style-name="T6">7</text:span>, <text:span text:style-name="T6">13</text:span>)    <text:span text:style-name="T7">// Returns Banana </text:span></text:p>
      <text:p text:style-name="P2"><text:span text:style-name="T3">let</text:span> str = <text:span text:style-name="T2">"Apple, Banana, Kiwi"</text:span>;<text:line-break/>str.substr(<text:span text:style-name="T6">7</text:span>, <text:span text:style-name="T6">6</text:span>)    <text:span text:style-name="T7">// Returns Banana </text:span></text:p>
      <text:p text:style-name="P2"><text:span text:style-name="T4">l</text:span><text:span text:style-name="T3">et</text:span> text = <text:span text:style-name="T2">"Please visit Microsoft!"</text:span>;<text:line-break/><text:span text:style-name="T3">let</text:span> newText = text.replace(<text:span text:style-name="T2">"Microsoft"</text:span>, <text:span text:style-name="T2">"W3Schools"</text:span>);</text:p>
      <text:p text:style-name="P2"><text:span text:style-name="T3">let</text:span> text = <text:span text:style-name="T2">"Please visit Microsoft!"</text:span>;<text:line-break/><text:span text:style-name="T3">let</text:span> newText = text.replace(/MICROSOFT/i, <text:span text:style-name="T2">"W3Schools"</text:span>);</text:p>
      <text:p text:style-name="P2"><text:span text:style-name="T3">let</text:span> text = <text:span text:style-name="T2">"Please visit Microsoft and Microsoft!"</text:span>;<text:line-break/><text:span text:style-name="T3">let</text:span> newText = text.replace(/Microsoft/g, <text:span text:style-name="T2">"W3Schools"</text:span>);</text:p>
      <text:p text:style-name="P2"><text:span text:style-name="T3">let</text:span> text1 = <text:span text:style-name="T2">"Hello World!"</text:span>;       <text:span text:style-name="T7">// String<text:line-break/></text:span><text:span text:style-name="T3">let</text:span> text2 = text1.toUpperCase();  <text:span text:style-name="T7">// text2 is text1 converted to upper </text:span></text:p>
      <text:p text:style-name="P2"><text:span text:style-name="T3">let</text:span> text1 = <text:span text:style-name="T2">"Hello World!"</text:span>;       <text:span text:style-name="T7">// String<text:line-break/></text:span><text:span text:style-name="T3">let</text:span> text2 = text1.toLowerCase();  <text:span text:style-name="T7">// text2 is text1 converted to lower </text:span></text:p>
      <text:p text:style-name="P2"><text:span text:style-name="T3">let</text:span> text1 = <text:span text:style-name="T2">"Hello"</text:span>;<text:line-break/><text:span text:style-name="T3">let</text:span> text2 = <text:span text:style-name="T2">"World"</text:span>;<text:line-break/><text:span text:style-name="T3">let</text:span> text3 = text1.concat(<text:span text:style-name="T2">" "</text:span>, text2);</text:p>
      <text:p text:style-name="P2"><text:span text:style-name="T3">let</text:span> text = <text:span text:style-name="T2">"       Hello World!        "</text:span>;<text:line-break/>text.trim()    <text:span text:style-name="T7">// Returns "Hello World!" </text:span></text:p>
      <text:p text:style-name="P2"><text:span text:style-name="T3">let</text:span> text = <text:span text:style-name="T2">"HELLO WORLD"</text:span>;<text:line-break/>text.charAt(<text:span text:style-name="T6">0</text:span>)           <text:span text:style-name="T7">// Returns H </text:span></text:p>
      <text:p text:style-name="P2"><text:span text:style-name="T3">let</text:span> text = <text:span text:style-name="T2">"HELLO WORLD"</text:span>;<text:line-break/><text:line-break/>text.charCodeAt(<text:span text:style-name="T6">0</text:span>)       <text:span text:style-name="T7">// Returns 72 </text:span></text:p>
      <text:p text:style-name="P2"><text:span text:style-name="T3">let</text:span> text = <text:span text:style-name="T2">"HELLO WORLD"</text:span>;<text:line-break/>text[<text:span text:style-name="T6">0</text:span>]                   <text:span text:style-name="T7">// returns H </text:span></text:p>
      <text:p text:style-name="P2">text.split(<text:span text:style-name="T2">","</text:span>)          <text:span text:style-name="T7">// Split on commas<text:line-break/></text:span>text.split(<text:span text:style-name="T2">" "</text:span>)          <text:span text:style-name="T7">// Split on spaces<text:line-break/></text:span>text.split(<text:span text:style-name="T2">"|"</text:span>)          <text:span text:style-name="T7">// Split on pipe </text:span></text:p>
      <text:p text:style-name="P2"><text:soft-page-break/>text.split(<text:span text:style-name="T2">""</text:span>)           <text:span text:style-name="T7">// Split in characters </text:span></text:p>
      <text:p text:style-name="Standard"/>
      <text:p text:style-name="P2"><text:span text:style-name="T3">let</text:span> x = <text:span text:style-name="T6">0.2</text:span> + <text:span text:style-name="T6">0.1</text:span>;         <text:span text:style-name="T7">// x will be 0.30000000000000004 </text:span></text:p>
      <text:p text:style-name="P2"><text:span text:style-name="T3">let</text:span> x = (<text:span text:style-name="T6">0.2</text:span> * <text:span text:style-name="T6">10</text:span> + <text:span text:style-name="T6">0.1</text:span> * <text:span text:style-name="T6">10</text:span>) / <text:span text:style-name="T6">10</text:span>;       <text:span text:style-name="T7">// x will be 0.3 </text:span></text:p>
      <text:p text:style-name="Standard"/>
      <text:p text:style-name="P2"><text:span text:style-name="T3">let</text:span> x = <text:span text:style-name="T2">"100"</text:span>;<text:line-break/><text:span text:style-name="T3">let</text:span> y = <text:span text:style-name="T2">"10"</text:span>;<text:line-break/><text:span text:style-name="T3">let</text:span> z = x / y;       <text:span text:style-name="T7">// z will be 10 </text:span></text:p>
      <text:p text:style-name="P2"><text:span text:style-name="T3">let</text:span> x = <text:span text:style-name="T2">"100"</text:span>;<text:line-break/><text:span text:style-name="T3">let</text:span> y = <text:span text:style-name="T2">"10"</text:span>;<text:line-break/><text:span text:style-name="T3">let</text:span> z = x * y;       <text:span text:style-name="T7">// z will be 1000 </text:span></text:p>
      <text:p text:style-name="P2"><text:span text:style-name="T3">let</text:span> x = <text:span text:style-name="T2">"100"</text:span>;<text:line-break/><text:span text:style-name="T3">let</text:span> y = <text:span text:style-name="T2">"10"</text:span>;<text:line-break/><text:span text:style-name="T3">let</text:span> z = x - y;       <text:span text:style-name="T7">// z will be 90 </text:span></text:p>
      <text:p text:style-name="P2"><text:span text:style-name="T3">let</text:span> x = <text:span text:style-name="T2">"100"</text:span>;<text:line-break/><text:span text:style-name="T3">let</text:span> y = <text:span text:style-name="T2">"10"</text:span>;<text:line-break/><text:span text:style-name="T3">let</text:span> z = x + y;       <text:span text:style-name="T7">// z will not be 110 (It will be 10010) </text:span></text:p>
      <text:p text:style-name="P2"><text:span text:style-name="T3">let</text:span> x = <text:span text:style-name="T6">100</text:span> / <text:span text:style-name="T2">"Apple"</text:span>; <text:span text:style-name="T6"> </text:span><text:span text:style-name="T7">// x will be NaN (Not a Number)</text:span></text:p>
      <text:p text:style-name="P2"><text:span text:style-name="T3">let</text:span> x = <text:span text:style-name="T6">100</text:span> / <text:span text:style-name="T2">"Apple"</text:span>;<text:line-break/>isNaN(x);               <text:span text:style-name="T7">// returns true because x is Not a Number </text:span></text:p>
      <text:p text:style-name="P2"><text:span text:style-name="T3">let</text:span> x = <text:span text:style-name="T6">0xFF</text:span>;        <text:span text:style-name="T7">// x will be 255</text:span></text:p>
      <text:p text:style-name="P2"><text:span text:style-name="T3">let</text:span> myNumber = <text:span text:style-name="T6">32</text:span>;<text:line-break/>myNumber.toString(<text:span text:style-name="T6">10</text:span>);  <text:span text:style-name="T7">// returns 32<text:line-break/></text:span>myNumber.toString(<text:span text:style-name="T6">32</text:span>);  <text:span text:style-name="T7">// returns 10<text:line-break/></text:span>myNumber.toString(<text:span text:style-name="T6">16</text:span>);  <text:span text:style-name="T7">// returns 20<text:line-break/></text:span>myNumber.toString(<text:span text:style-name="T6">8</text:span>);   <text:span text:style-name="T7">// returns 40<text:line-break/></text:span>myNumber.toString(<text:span text:style-name="T6">2</text:span>);   <text:span text:style-name="T7">// returns 100000</text:span></text:p>
      <text:p text:style-name="P2"><text:span text:style-name="T3">let</text:span> x = <text:span text:style-name="T6">123</text:span>;<text:line-break/>x.toString();            <text:span text:style-name="T7">// returns 123 from variable x<text:line-break/></text:span>(<text:span text:style-name="T6">123</text:span>).toString();        <text:span text:style-name="T7">// returns 123 from literal 123<text:line-break/></text:span>(<text:span text:style-name="T6">100</text:span> + <text:span text:style-name="T6">23</text:span>).toString();   <text:span text:style-name="T7">// returns 123 from expression 100 + 23 </text:span></text:p>
      <text:p text:style-name="P2"><text:span text:style-name="T3">let</text:span> x = <text:span text:style-name="T6">9.656</text:span>;<text:line-break/>x.toExponential(<text:span text:style-name="T6">2</text:span>);     <text:span text:style-name="T7">// returns 9.66e+0<text:line-break/></text:span>x.toExponential(<text:span text:style-name="T6">4</text:span>);     <text:span text:style-name="T7">// returns 9.6560e+0<text:line-break/></text:span>x.toExponential(<text:span text:style-name="T6">6</text:span>);     <text:span text:style-name="T7">// returns 9.656000e+0 </text:span></text:p>
      <text:p text:style-name="P2"><text:span text:style-name="T3">let</text:span> x = <text:span text:style-name="T6">9.656</text:span>;<text:line-break/>x.toFixed(<text:span text:style-name="T6">0</text:span>);           <text:span text:style-name="T7">// returns 10<text:line-break/></text:span>x.toFixed(<text:span text:style-name="T6">2</text:span>);           <text:span text:style-name="T7">// returns 9.66<text:line-break/></text:span>x.toFixed(<text:span text:style-name="T6">4</text:span>);           <text:span text:style-name="T7">// returns 9.6560<text:line-break/></text:span>x.toFixed(<text:span text:style-name="T6">6</text:span>);           <text:span text:style-name="T7">// returns 9.656000 </text:span></text:p>
      <text:p text:style-name="P2"><text:span text:style-name="T3">let</text:span> x = <text:span text:style-name="T6">9.656</text:span>;<text:line-break/>x.toPrecision();        <text:span text:style-name="T7">// returns 9.656<text:line-break/></text:span>x.toPrecision(<text:span text:style-name="T6">2</text:span>);       <text:span text:style-name="T7">// returns 9.7<text:line-break/></text:span>x.toPrecision(<text:span text:style-name="T6">4</text:span>);       <text:span text:style-name="T7">// returns 9.656<text:line-break/></text:span>x.toPrecision(<text:span text:style-name="T6">6</text:span>);       <text:span text:style-name="T7">// returns 9.65600 </text:span></text:p>
      <text:p text:style-name="P2"><text:span text:style-name="T3">let</text:span> x = <text:span text:style-name="T6">123</text:span>;<text:line-break/>x.valueOf();            <text:span text:style-name="T7">// returns 123 from variable x<text:line-break/></text:span>(<text:span text:style-name="T6">123</text:span>).valueOf();        <text:span text:style-name="T7">// returns 123 from literal 123<text:line-break/></text:span>(<text:span text:style-name="T6">100</text:span> + <text:span text:style-name="T6">23</text:span>).valueOf();   <text:span text:style-name="T7">// returns 123 from expression 100 + 23 </text:span></text:p>
      <text:p text:style-name="P2">Number(<text:span text:style-name="T3">true</text:span>);          <text:span text:style-name="T7">// returns 1<text:line-break/></text:span>Number(<text:span text:style-name="T3">false</text:span>);         <text:span text:style-name="T7">// returns 0<text:line-break/></text:span>Number(<text:span text:style-name="T2">"10"</text:span>);          <text:span text:style-name="T7">// returns 10<text:line-break/></text:span>Number(<text:span text:style-name="T2">"  10"</text:span>);        <text:span text:style-name="T7">// returns 10<text:line-break/></text:span>Number(<text:span text:style-name="T2">"10  "</text:span>);        <text:span text:style-name="T7">// returns 10<text:line-break/></text:span>Number(<text:span text:style-name="T2">" 10  "</text:span>);       <text:span text:style-name="T7">// returns 10<text:line-break/></text:span>Number(<text:span text:style-name="T2">"10.33"</text:span>);       <text:span text:style-name="T7">// returns 10.33<text:line-break/></text:span>Number(<text:span text:style-name="T2">"10,33"</text:span>);       <text:span text:style-name="T7">// returns NaN<text:line-break/></text:span>Number(<text:span text:style-name="T2">"10 33"</text:span>);       <text:span text:style-name="T7">// returns NaN <text:line-break/></text:span>Number(<text:span text:style-name="T2">"John"</text:span>);        <text:span text:style-name="T7">// returns NaN </text:span></text:p>
      <text:p text:style-name="P2"><text:soft-page-break/>Number(<text:span text:style-name="T3">new</text:span> Date(<text:span text:style-name="T2">"2017-09-30"</text:span>));    <text:span text:style-name="T7">// returns 1506729600000</text:span></text:p>
      <text:p text:style-name="P2">parseInt(<text:span text:style-name="T2">"-10"</text:span>);        <text:span text:style-name="T7">// returns -10<text:line-break/></text:span>parseInt(<text:span text:style-name="T2">"-10.33"</text:span>);     <text:span text:style-name="T7">// returns -10<text:line-break/></text:span>parseInt(<text:span text:style-name="T2">"10"</text:span>);         <text:span text:style-name="T7">// returns 10<text:line-break/></text:span>parseInt(<text:span text:style-name="T2">"10.33"</text:span>);      <text:span text:style-name="T7">// returns 10<text:line-break/></text:span>parseInt(<text:span text:style-name="T2">"10 20 30"</text:span>);   <text:span text:style-name="T7">// returns 10<text:line-break/></text:span>parseInt(<text:span text:style-name="T2">"10 years"</text:span>);   <text:span text:style-name="T7">// returns 10<text:line-break/></text:span>parseInt(<text:span text:style-name="T2">"years 10"</text:span>);   <text:span text:style-name="T7">// returns NaN </text:span></text:p>
      <text:p text:style-name="P2">parseFloat(<text:span text:style-name="T2">"10"</text:span>);        <text:span text:style-name="T7">// returns 10<text:line-break/></text:span>parseFloat(<text:span text:style-name="T2">"10.33"</text:span>);     <text:span text:style-name="T7">// returns 10.33<text:line-break/></text:span>parseFloat(<text:span text:style-name="T2">"10 20 30"</text:span>);  <text:span text:style-name="T7">// returns 10<text:line-break/></text:span>parseFloat(<text:span text:style-name="T2">"10 years"</text:span>);  <text:span text:style-name="T7">// returns 10<text:line-break/></text:span>parseFloat(<text:span text:style-name="T2">"years 10"</text:span>);  <text:span text:style-name="T7">// returns NaN </text:span></text:p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MAX_VALUE</text:p>
          </table:table-cell>
          <table:table-cell table:style-name="Table11.A1" office:value-type="string">
            <text:p text:style-name="Table_20_Contents">Returns the largest number possible in JavaScript</text:p>
          </table:table-cell>
        </table:table-row>
        <table:table-row>
          <table:table-cell table:style-name="Table11.A1" office:value-type="string">
            <text:p text:style-name="Table_20_Contents">MIN_VALUE</text:p>
          </table:table-cell>
          <table:table-cell table:style-name="Table11.A1" office:value-type="string">
            <text:p text:style-name="Table_20_Contents">Returns the smallest number possible in JavaScript</text:p>
          </table:table-cell>
        </table:table-row>
        <table:table-row>
          <table:table-cell table:style-name="Table11.A1" office:value-type="string">
            <text:p text:style-name="Table_20_Contents">POSITIVE_INFINITY</text:p>
          </table:table-cell>
          <table:table-cell table:style-name="Table11.A1" office:value-type="string">
            <text:p text:style-name="Table_20_Contents">Represents infinity (returned on overflow)</text:p>
          </table:table-cell>
        </table:table-row>
        <table:table-row>
          <table:table-cell table:style-name="Table11.A1" office:value-type="string">
            <text:p text:style-name="Table_20_Contents">NEGATIVE_INFINITY</text:p>
          </table:table-cell>
          <table:table-cell table:style-name="Table11.A1" office:value-type="string">
            <text:p text:style-name="Table_20_Contents">Represents negative infinity (returned on overflow)</text:p>
          </table:table-cell>
        </table:table-row>
        <table:table-row>
          <table:table-cell table:style-name="Table11.A1" office:value-type="string">
            <text:p text:style-name="Table_20_Contents">NaN</text:p>
          </table:table-cell>
          <table:table-cell table:style-name="Table11.A1" office:value-type="string">
            <text:p text:style-name="Table_20_Contents">Represents a "Not-a-Number" value</text:p>
          </table:table-cell>
        </table:table-row>
      </table:table>
      <text:p text:style-name="Standard"/>
      <text:p text:style-name="P2"><text:span text:style-name="T3">let</text:span> x = Number.MAX_VALUE;</text:p>
      <text:p text:style-name="P2"><text:span text:style-name="T3">let</text:span> x = Number.MIN_VALUE;</text:p>
      <text:p text:style-name="Standard"/>
      <text:p text:style-name="P2"><text:span text:style-name="T3">const</text:span> cars = [<text:span text:style-name="T2">"Saab"</text:span>, <text:span text:style-name="T2">"Volvo"</text:span>, <text:span text:style-name="T2">"BMW"</text:span>];<text:span text:style-name="T6"> </text:span></text:p>
      <text:p text:style-name="P2">cars[<text:span text:style-name="T6">0</text:span>] = <text:span text:style-name="T2">"Opel"</text:span>;</text:p>
      <text:p text:style-name="P2"><text:span text:style-name="T3">const</text:span> person = {firstName:<text:span text:style-name="T2">"John"</text:span>, lastName:<text:span text:style-name="T2">"Doe"</text:span>, age:<text:span text:style-name="T6">46</text:span>};<text:span text:style-name="T6"> </text:span></text:p>
      <text:p text:style-name="P2">myArray[<text:span text:style-name="T6">0</text:span>] = Date.now;<text:line-break/>myArray[<text:span text:style-name="T6">1</text:span>] = myFunction;<text:line-break/>myArray[<text:span text:style-name="T6">2</text:span>] = myCars;</text:p>
      <text:p text:style-name="P2"/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.length;   <text:span text:style-name="T7">// Returns 4 </text:span>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[<text:span text:style-name="T6">0</text:span>];    <text:span text:style-name="T7">// Returns "Banana" </text:span>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[fruits.length - <text:span text:style-name="T6">1</text:span>];  <text:span text:style-name="T7">// Returns "Mango" </text:span>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<text:span text:style-name="T3">let</text:span> fLen = fruits.length;<text:line-break/><text:line-break/>text = <text:span text:style-name="T2">"&lt;ul&gt;"</text:span>;<text:line-break/><text:span text:style-name="T3">for</text:span> (<text:span text:style-name="T3">let</text:span> i = <text:span text:style-name="T6">0</text:span>; i &lt; fLen; i++) {<text:line-break/>  text += <text:span text:style-name="T2">"&lt;li&gt;"</text:span> + fruits[i] + <text:span text:style-name="T2">"&lt;/li&gt;"</text:span>;<text:line-break/>}<text:line-break/>text += <text:span text:style-name="T2">"&lt;/ul&gt;"</text:span>;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<text:line-break/><text:span text:style-name="T3">let</text:span> text = <text:span text:style-name="T2">"&lt;ul&gt;"</text:span>;<text:line-break/>fruits.forEach(myFunction);<text:line-break/>text += <text:span text:style-name="T2">"&lt;/ul&gt;"</text:span>;<text:line-break/><text:line-break/><text:span text:style-name="T3">function</text:span> myFunction(value) {<text:line-break/>  text += <text:span text:style-name="T2">"&lt;li&gt;"</text:span> + value + <text:span text:style-name="T2">"&lt;/li&gt;"</text:span>;<text:line-break/>} </text:p>
      <text:p text:style-name="P2"><text:span text:style-name="T3">const</text:span> fruits = [<text:span text:style-name="T2">"Banana"</text:span>, <text:span text:style-name="T2">"Orange"</text:span>, <text:span text:style-name="T2">"Apple"</text:span>];<text:line-break/>fruits.push(<text:span text:style-name="T2">"Lemon"</text:span>);  <text:span text:style-name="T7">// Adds a new element (Lemon) to fruits </text:span></text:p>
      <text:p text:style-name="P2"><text:span text:style-name="T3">const</text:span> fruits = [<text:span text:style-name="T2">"Banana"</text:span>, <text:span text:style-name="T2">"Orange"</text:span>, <text:span text:style-name="T2">"Apple"</text:span>];<text:line-break/>fruits[fruits.length] = <text:span text:style-name="T2">"Lemon"</text:span>;  <text:span text:style-name="T7">// Adds "Lemon" to fruits </text:span></text:p>
      <text:p text:style-name="P2"><text:soft-page-break/><text:span text:style-name="T3">const</text:span> person = [];<text:line-break/>person[<text:span text:style-name="T6">0</text:span>] = <text:span text:style-name="T2">"John"</text:span>;<text:line-break/>person[<text:span text:style-name="T6">1</text:span>] = <text:span text:style-name="T2">"Doe"</text:span>;<text:line-break/>person[<text:span text:style-name="T6">2</text:span>] = <text:span text:style-name="T6">46</text:span>;<text:line-break/>person.length;    <text:span text:style-name="T7">// Will return 3<text:line-break/></text:span>person[<text:span text:style-name="T6">0</text:span>];        <text:span text:style-name="T7">// Will return "John" </text:span></text:p>
      <text:p text:style-name="Standard"/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document.getElementById(<text:span text:style-name="T2">"demo"</text:span>).innerHTML = fruits.toString();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document.getElementById(<text:span text:style-name="T2">"demo"</text:span>).innerHTML = fruits.join(<text:span text:style-name="T2">" * "</text:span>);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.pop();  <text:span text:style-name="T7">// Removes "Mango" from fruits </text:span>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.push(<text:span text:style-name="T2">"Kiwi"</text:span>);   <text:span text:style-name="T7">// Adds "Kiwi" to fruits </text:span>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.shift();   <text:span text:style-name="T7">// Removes "Banana" from fruits </text:span>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.unshift(<text:span text:style-name="T2">"Lemon"</text:span>);    <text:span text:style-name="T7">// Adds "Lemon" to fruits </text:span></text:p>
      <text:p text:style-name="Standard"><text:span text:style-name="T3">const</text:span><text:span text:style-name="T1"> fruits = [</text:span><text:span text:style-name="T2">"Banana"</text:span><text:span text:style-name="T1">, </text:span><text:span text:style-name="T2">"Orange"</text:span><text:span text:style-name="T1">, </text:span><text:span text:style-name="T2">"Apple"</text:span><text:span text:style-name="T1">, </text:span><text:span text:style-name="T2">"Mango"</text:span><text:span text:style-name="T1">];<text:line-break/></text:span><text:span text:style-name="T3">delete</text:span><text:span text:style-name="T1"> fruits[</text:span><text:span text:style-name="T6">0</text:span><text:span text:style-name="T1">];          </text:span><text:span text:style-name="T6"> </text:span><text:span text:style-name="T7">// Changes the first element in fruits to </text:span><text:span text:style-name="Strong_20_Emphasis"><text:span text:style-name="T7">undefined</text:span></text:span><text:span text:style-name="T7"> </text:span>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.splice(<text:span text:style-name="T6">2</text:span>, <text:span text:style-name="T6">0</text:span>, <text:span text:style-name="T2">"Lemon"</text:span>, <text:span text:style-name="T2">"Kiwi"</text:span>);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.splice(<text:span text:style-name="T6">0</text:span>, <text:span text:style-name="T6">1</text:span>);   <text:span text:style-name="T7">// Removes the first element </text:span></text:p>
      <text:p text:style-name="P2"><text:span text:style-name="T3">const</text:span> myGirls = [<text:span text:style-name="T2">"Cecilie"</text:span>, <text:span text:style-name="T2">"Lone"</text:span>];<text:line-break/><text:span text:style-name="T3">const</text:span> myBoys = [<text:span text:style-name="T2">"Emil"</text:span>, <text:span text:style-name="T2">"Tobias"</text:span>, <text:span text:style-name="T2">"Linus"</text:span>];<text:line-break/><text:line-break/><text:span text:style-name="T7">// Concatenate (join) myGirls and myBoys<text:line-break/></text:span><text:span text:style-name="T3">const</text:span> myChildren = myGirls.concat(myBoys);</text:p>
      <text:p text:style-name="P2"><text:span text:style-name="T3">const</text:span> arr1 = [<text:span text:style-name="T2">"Cecilie"</text:span>, <text:span text:style-name="T2">"Lone"</text:span>];<text:line-break/><text:span text:style-name="T3">const</text:span> arr2 = [<text:span text:style-name="T2">"Emil"</text:span>, <text:span text:style-name="T2">"Tobias"</text:span>, <text:span text:style-name="T2">"Linus"</text:span>];<text:line-break/><text:span text:style-name="T3">const</text:span> arr3 = [<text:span text:style-name="T2">"Robin"</text:span>, <text:span text:style-name="T2">"Morgan"</text:span>];<text:line-break/><text:span text:style-name="T3">const</text:span> myChildren = arr1.concat(arr2, arr3);</text:p>
      <text:p text:style-name="P2"><text:span text:style-name="T3">onst</text:span> fruits = [<text:span text:style-name="T2">"Banana"</text:span>, <text:span text:style-name="T2">"Orange"</text:span>, <text:span text:style-name="T2">"Lemon"</text:span>, <text:span text:style-name="T2">"Apple"</text:span>, <text:span text:style-name="T2">"Mango"</text:span>];<text:line-break/><text:span text:style-name="T3">const</text:span> citrus = fruits.slice(<text:span text:style-name="T6">1</text:span>);</text:p>
      <text:p text:style-name="P2"><text:span text:style-name="T3">onst</text:span> fruits = [<text:span text:style-name="T2">"Banana"</text:span>, <text:span text:style-name="T2">"Orange"</text:span>, <text:span text:style-name="T2">"Lemon"</text:span>, <text:span text:style-name="T2">"Apple"</text:span>, <text:span text:style-name="T2">"Mango"</text:span>];<text:line-break/><text:span text:style-name="T3">const</text:span> citrus = fruits.slice(<text:span text:style-name="T6">1</text:span>, <text:span text:style-name="T6">3</text:span>);</text:p>
      <text:p text:style-name="Standard"/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.sort();        <text:span text:style-name="T7">// Sorts the elements of fruits </text:span></text:p>
      <text:p text:style-name="P2"><text:span text:style-name="T3">const</text:span> fruits = [<text:span text:style-name="T2">"Banana"</text:span>, <text:span text:style-name="T2">"Orange"</text:span>, <text:span text:style-name="T2">"Apple"</text:span>, <text:span text:style-name="T2">"Mango"</text:span>];<text:line-break/>fruits.sort();       <text:span text:style-name="T6"> </text:span><text:span text:style-name="T7">// First sort the elements of fruits <text:line-break/></text:span>fruits.reverse();     <text:span text:style-name="T7">// Then reverse the order of the elements </text:span></text:p>
      <text:p text:style-name="P2"><text:span text:style-name="T3">const</text:span> points = [<text:span text:style-name="T6">40</text:span>, <text:span text:style-name="T6">100</text:span>, <text:span text:style-name="T6">1</text:span>, <text:span text:style-name="T6">5</text:span>, <text:span text:style-name="T6">25</text:span>, <text:span text:style-name="T6">10</text:span>];<text:line-break/>points.sort(<text:span text:style-name="T3">function</text:span>(a, b){<text:span text:style-name="T3">return</text:span> a - b});</text:p>
      <text:p text:style-name="P2"><text:span text:style-name="T3">const</text:span> points = [<text:span text:style-name="T6">40</text:span>, <text:span text:style-name="T6">100</text:span>, <text:span text:style-name="T6">1</text:span>, <text:span text:style-name="T6">5</text:span>, <text:span text:style-name="T6">25</text:span>, <text:span text:style-name="T6">10</text:span>];<text:line-break/>points.sort(<text:span text:style-name="T3">function</text:span>(a, b){<text:span text:style-name="T3">return</text:span> b - a});</text:p>
      <text:p text:style-name="P2"><text:span text:style-name="T3">const</text:span> points = [<text:span text:style-name="T6">40</text:span>, <text:span text:style-name="T6">100</text:span>, <text:span text:style-name="T6">1</text:span>, <text:span text:style-name="T6">5</text:span>, <text:span text:style-name="T6">25</text:span>, <text:span text:style-name="T6">10</text:span>];<text:line-break/>points.sort(<text:span text:style-name="T3">function</text:span>(a, b){<text:span text:style-name="T3">return</text:span> <text:span text:style-name="T6">0.5</text:span> - Math.random()});</text:p>
      <text:p text:style-name="P2"><text:span text:style-name="T3">const</text:span> points = [<text:span text:style-name="T6">40</text:span>, <text:span text:style-name="T6">100</text:span>, <text:span text:style-name="T6">1</text:span>, <text:span text:style-name="T6">5</text:span>, <text:span text:style-name="T6">25</text:span>, <text:span text:style-name="T6">10</text:span>];<text:line-break/><text:line-break/><text:span text:style-name="T3">for</text:span> (<text:span text:style-name="T3">let</text:span> i = points.length -<text:span text:style-name="T6">1</text:span>; i &gt; <text:span text:style-name="T6">0</text:span>; i--) {<text:line-break/>  <text:span text:style-name="T3">let</text:span> j = Math.floor(Math.random() * i)<text:line-break/>  <text:span text:style-name="T3">let</text:span> k = points[i]<text:line-break/>  points[i] = points[j]<text:line-break/>  points[j] = k<text:line-break/>} </text:p>
      <text:p text:style-name="P2"><text:span text:style-name="T3">function</text:span> myArrayMax(arr) {<text:line-break/><text:soft-page-break/>  <text:span text:style-name="T3">return</text:span> Math.max.apply(<text:span text:style-name="T3">null</text:span>, arr);<text:line-break/>}</text:p>
      <text:p text:style-name="P2"><text:span text:style-name="T3">function</text:span> myArrayMin(arr) {<text:line-break/>  <text:span text:style-name="T3">return</text:span> Math.min.apply(<text:span text:style-name="T3">null</text:span>, arr);<text:line-break/>}</text:p>
      <text:p text:style-name="P2"><text:span text:style-name="T3">function</text:span> myArrayMax(arr) {<text:line-break/>  <text:span text:style-name="T3">let</text:span> len = arr.length;<text:line-break/>  <text:span text:style-name="T3">let</text:span> max = -<text:span text:style-name="T6">Infinity</text:span>;<text:line-break/>  <text:span text:style-name="T3">while</text:span> (len--) {<text:line-break/>    <text:span text:style-name="T3">if</text:span> (arr[len] &gt; max) {<text:line-break/>      max = arr[len];<text:line-break/>    }<text:line-break/>  }<text:line-break/>  <text:span text:style-name="T3">return</text:span> max;<text:line-break/>} </text:p>
      <text:p text:style-name="P2"><text:span text:style-name="T3">function</text:span> myArrayMin(arr) {<text:line-break/>  <text:span text:style-name="T3">let</text:span> len = arr.length;<text:line-break/>  <text:span text:style-name="T3">let</text:span> min = <text:span text:style-name="T6">Infinity</text:span>;<text:line-break/>  <text:span text:style-name="T3">while</text:span> (len--) {<text:line-break/>    <text:span text:style-name="T3">if</text:span> (arr[len] &lt; min) {<text:line-break/>      min = arr[len];<text:line-break/>    }<text:line-break/>  }<text:line-break/>  <text:span text:style-name="T3">return</text:span> min;<text:line-break/>} </text:p>
      <text:p text:style-name="Standard"/>
      <text:p text:style-name="P2"><text:span text:style-name="T3">const</text:span> numbers = [<text:span text:style-name="T6">45</text:span>, <text:span text:style-name="T6">4</text:span>, <text:span text:style-name="T6">9</text:span>, <text:span text:style-name="T6">16</text:span>, <text:span text:style-name="T6">25</text:span>];<text:line-break/><text:span text:style-name="T3">let</text:span> txt = <text:span text:style-name="T2">""</text:span>;<text:line-break/>numbers.forEach(myFunction);<text:line-break/><text:line-break/><text:span text:style-name="T3">function</text:span> myFunction(value, index, array) {<text:line-break/>  txt += value + <text:span text:style-name="T2">"&lt;br&gt;"</text:span>;<text:line-break/>}</text:p>
      <text:p text:style-name="P2"><text:span text:style-name="T3">const</text:span> numbers1 = [<text:span text:style-name="T6">45</text:span>, <text:span text:style-name="T6">4</text:span>, <text:span text:style-name="T6">9</text:span>, <text:span text:style-name="T6">16</text:span>, <text:span text:style-name="T6">25</text:span>];<text:line-break/><text:span text:style-name="T3">const</text:span> numbers2 = numbers1.map(myFunction);<text:line-break/><text:line-break/><text:span text:style-name="T3">function</text:span> myFunction(value, index, array) {<text:line-break/>  <text:span text:style-name="T3">return</text:span> value * <text:span text:style-name="T6">2</text:span>;<text:line-break/>}</text:p>
      <text:p text:style-name="P2"><text:span text:style-name="T3">const</text:span> numbers = [<text:span text:style-name="T6">45</text:span>, <text:span text:style-name="T6">4</text:span>, <text:span text:style-name="T6">9</text:span>, <text:span text:style-name="T6">16</text:span>, <text:span text:style-name="T6">25</text:span>];<text:line-break/><text:span text:style-name="T3">const</text:span> over18 = numbers.filter(myFunction);<text:line-break/><text:line-break/><text:span text:style-name="T3">function</text:span> myFunction(value, index, array) {<text:line-break/>  <text:span text:style-name="T3">return</text:span> value &gt; <text:span text:style-name="T6">18</text:span>;<text:line-break/>} </text:p>
      <text:p text:style-name="P2"><text:span text:style-name="T3">const</text:span> numbers = [<text:span text:style-name="T6">45</text:span>, <text:span text:style-name="T6">4</text:span>, <text:span text:style-name="T6">9</text:span>, <text:span text:style-name="T6">16</text:span>, <text:span text:style-name="T6">25</text:span>];<text:line-break/><text:span text:style-name="T3">let</text:span> sum = numbers.reduce(myFunction);<text:line-break/><text:line-break/><text:span text:style-name="T3">function</text:span> myFunction(total, value, index, array) {<text:line-break/>  <text:span text:style-name="T3">return</text:span> total + value;<text:line-break/>} </text:p>
      <text:p text:style-name="P2"><text:span text:style-name="T3">const</text:span> numbers = [<text:span text:style-name="T6">45</text:span>, <text:span text:style-name="T6">4</text:span>, <text:span text:style-name="T6">9</text:span>, <text:span text:style-name="T6">16</text:span>, <text:span text:style-name="T6">25</text:span>];<text:line-break/><text:span text:style-name="T3">let</text:span> sum = numbers1.reduceRight(myFunction);<text:line-break/><text:line-break/><text:span text:style-name="T3">function</text:span> myFunction(total, value, index, array) {<text:line-break/>  <text:span text:style-name="T3">return</text:span> total + value;<text:line-break/>} </text:p>
      <text:p text:style-name="P2"><text:span text:style-name="T3">const</text:span> numbers = [<text:span text:style-name="T6">45</text:span>, <text:span text:style-name="T6">4</text:span>, <text:span text:style-name="T6">9</text:span>, <text:span text:style-name="T6">16</text:span>, <text:span text:style-name="T6">25</text:span>];<text:line-break/><text:span text:style-name="T3">let</text:span> allOver18 = numbers.every(myFunction);<text:line-break/><text:soft-page-break/><text:line-break/><text:span text:style-name="T3">function</text:span> myFunction(value, index, array) {<text:line-break/>  <text:span text:style-name="T3">return</text:span> value &gt; <text:span text:style-name="T6">18</text:span>;<text:line-break/>} </text:p>
      <text:p text:style-name="P2"><text:span text:style-name="T3">const</text:span> numbers = [<text:span text:style-name="T6">45</text:span>, <text:span text:style-name="T6">4</text:span>, <text:span text:style-name="T6">9</text:span>, <text:span text:style-name="T6">16</text:span>, <text:span text:style-name="T6">25</text:span>];<text:line-break/><text:span text:style-name="T3">let</text:span> someOver18 = numbers.some(myFunction);<text:line-break/><text:line-break/><text:span text:style-name="T3">function</text:span> myFunction(value, index, array) {<text:line-break/>  <text:span text:style-name="T3">return</text:span> value &gt; <text:span text:style-name="T6">18</text:span>;<text:line-break/>} </text:p>
      <text:p text:style-name="P2"><text:span text:style-name="T3">const</text:span> fruits = [<text:span text:style-name="T2">"Apple"</text:span>, <text:span text:style-name="T2">"Orange"</text:span>, <text:span text:style-name="T2">"Apple"</text:span>, <text:span text:style-name="T2">"Mango"</text:span>];<text:line-break/><text:span text:style-name="T3">let</text:span> position = fruits.indexOf(<text:span text:style-name="T2">"Apple"</text:span>) + <text:span text:style-name="T6">1</text:span>;</text:p>
      <text:p text:style-name="P2"><text:span text:style-name="T3">const</text:span> fruits = [<text:span text:style-name="T2">"Apple"</text:span>, <text:span text:style-name="T2">"Orange"</text:span>, <text:span text:style-name="T2">"Apple"</text:span>, <text:span text:style-name="T2">"Mango"</text:span>];<text:line-break/><text:span text:style-name="T3">let</text:span> position = fruits.lastIndexOf(<text:span text:style-name="T2">"Apple"</text:span>) + <text:span text:style-name="T6">1</text:span>;</text:p>
      <text:p text:style-name="P2"><text:span text:style-name="T3">const</text:span> numbers = [<text:span text:style-name="T6">4</text:span>, <text:span text:style-name="T6">9</text:span>, <text:span text:style-name="T6">16</text:span>, <text:span text:style-name="T6">25</text:span>, <text:span text:style-name="T6">29</text:span>];<text:line-break/><text:span text:style-name="T3">let</text:span> first = numbers.find(myFunction);<text:line-break/><text:line-break/><text:span text:style-name="T3">function</text:span> myFunction(value, index, array) {<text:line-break/>  <text:span text:style-name="T3">return</text:span> value &gt; <text:span text:style-name="T6">18</text:span>;<text:line-break/>} </text:p>
      <text:p text:style-name="P2"><text:span text:style-name="T3">const</text:span> numbers = [<text:span text:style-name="T6">4</text:span>, <text:span text:style-name="T6">9</text:span>, <text:span text:style-name="T6">16</text:span>, <text:span text:style-name="T6">25</text:span>, <text:span text:style-name="T6">29</text:span>];<text:line-break/><text:span text:style-name="T3">let</text:span> first = numbers.findIndex(myFunction);<text:line-break/><text:line-break/><text:span text:style-name="T3">function</text:span> myFunction(value, index, array) {<text:line-break/>  <text:span text:style-name="T3">return</text:span> value &gt; <text:span text:style-name="T6">18</text:span>;<text:line-break/>} </text:p>
      <text:p text:style-name="Standard"/>
      <text:p text:style-name="Standard"><text:span text:style-name="T3">new</text:span><text:span text:style-name="T1"> Date()<text:line-break/></text:span><text:span text:style-name="T3">new</text:span><text:span text:style-name="T1"> Date(</text:span><text:span text:style-name="Emphasis"><text:span text:style-name="T1">year, month, day, hours, minutes, seconds, milliseconds</text:span></text:span><text:span text:style-name="T1">)<text:line-break/></text:span><text:span text:style-name="T3">new</text:span><text:span text:style-name="T1"> Date(</text:span><text:span text:style-name="Emphasis"><text:span text:style-name="T1">milliseconds</text:span></text:span><text:span text:style-name="T1">)<text:line-break/></text:span><text:span text:style-name="T3">new</text:span><text:span text:style-name="T1"> Date(</text:span><text:span text:style-name="Emphasis"><text:span text:style-name="T1">date string</text:span></text:span><text:span text:style-name="T1">)</text:span></text:p>
      <text:p text:style-name="P2"><text:span text:style-name="T3">const</text:span> d = <text:span text:style-name="T3">new</text:span> Date();<text:span text:style-name="T6"> </text:span></text:p>
      <text:p text:style-name="P2"><text:span text:style-name="T5">c</text:span><text:span text:style-name="T3">onst</text:span> d = <text:span text:style-name="T3">new</text:span> Date(<text:span text:style-name="T6">2018</text:span>, <text:span text:style-name="T6">11</text:span>, <text:span text:style-name="T6">24</text:span>, <text:span text:style-name="T6">10</text:span>, <text:span text:style-name="T6">33</text:span>, <text:span text:style-name="T6">30</text:span>, <text:span text:style-name="T6">0</text:span>);</text:p>
      <text:p text:style-name="P2"><text:span text:style-name="T3">const</text:span> d = <text:span text:style-name="T3">new</text:span> Date(<text:span text:style-name="T6">2018</text:span>);</text:p>
      <text:p text:style-name="P2"><text:span text:style-name="T3">const</text:span> d = <text:span text:style-name="T3">new</text:span> Date(<text:span text:style-name="T6">99</text:span>, <text:span text:style-name="T6">11</text:span>, <text:span text:style-name="T6">24</text:span>);</text:p>
      <text:p text:style-name="P2"><text:span text:style-name="T3">const</text:span> d = <text:span text:style-name="T3">new</text:span> Date(<text:span text:style-name="T2">"October 13, 2014 11:13:00"</text:span>);<text:span text:style-name="T6"> </text:span></text:p>
      <text:p text:style-name="P2"><text:span text:style-name="T3">const</text:span> d = <text:span text:style-name="T3">new</text:span> Date();<text:line-break/>document.getElementById(<text:span text:style-name="T2">"demo"</text:span>).innerHTML = d.toString();</text:p>
      <text:p text:style-name="P2"><text:span text:style-name="T3">const</text:span> d = <text:span text:style-name="T3">new</text:span> Date();<text:line-break/>document.getElementById(<text:span text:style-name="T2">"demo"</text:span>).innerHTML = d.toUTCString();</text:p>
      <text:p text:style-name="P4"><text:span text:style-name="T3">const</text:span> d = <text:span text:style-name="T3">new</text:span> Date();<text:line-break/>document.getElementById(<text:span text:style-name="T2">"demo"</text:span>).innerHTML = d.toDateString();</text:p>
      <text:p text:style-name="P4"><text:span text:style-name="T3">const</text:span> d = <text:span text:style-name="T3">new</text:span> Date();<text:line-break/>document.getElementById(<text:span text:style-name="T2">"demo"</text:span>).innerHTML = d.toISOString();</text:p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Heading">Method</text:p>
          </table:table-cell>
          <table:table-cell table:style-name="Table12.A1" office:value-type="string">
            <text:p text:style-name="Table_20_Heading">Description</text:p>
          </table:table-cell>
        </table:table-row>
        <table:table-row>
          <table:table-cell table:style-name="Table12.A1" office:value-type="string">
            <text:p text:style-name="Table_20_Contents">getFullYear()</text:p>
          </table:table-cell>
          <table:table-cell table:style-name="Table12.A1" office:value-type="string">
            <text:p text:style-name="Table_20_Contents">Get the <text:span text:style-name="Strong_20_Emphasis">year</text:span> as a four digit number (yyyy)</text:p>
          </table:table-cell>
        </table:table-row>
        <table:table-row>
          <table:table-cell table:style-name="Table12.A1" office:value-type="string">
            <text:p text:style-name="Table_20_Contents">getMonth()</text:p>
          </table:table-cell>
          <table:table-cell table:style-name="Table12.A1" office:value-type="string">
            <text:p text:style-name="Table_20_Contents">Get the <text:span text:style-name="Strong_20_Emphasis">month</text:span> as a number (0-11)</text:p>
          </table:table-cell>
        </table:table-row>
        <table:table-row>
          <table:table-cell table:style-name="Table12.A1" office:value-type="string">
            <text:p text:style-name="Table_20_Contents">getDate()</text:p>
          </table:table-cell>
          <table:table-cell table:style-name="Table12.A1" office:value-type="string">
            <text:p text:style-name="Table_20_Contents">Get the <text:span text:style-name="Strong_20_Emphasis">day</text:span> as a number (1-31)</text:p>
          </table:table-cell>
        </table:table-row>
        <table:table-row>
          <table:table-cell table:style-name="Table12.A1" office:value-type="string">
            <text:p text:style-name="Table_20_Contents">getHours()</text:p>
          </table:table-cell>
          <table:table-cell table:style-name="Table12.A1" office:value-type="string">
            <text:p text:style-name="Table_20_Contents">Get the <text:span text:style-name="Strong_20_Emphasis">hour</text:span> (0-23)</text:p>
          </table:table-cell>
        </table:table-row>
        <table:table-row>
          <table:table-cell table:style-name="Table12.A1" office:value-type="string">
            <text:p text:style-name="Table_20_Contents">getMinutes()</text:p>
          </table:table-cell>
          <table:table-cell table:style-name="Table12.A1" office:value-type="string">
            <text:p text:style-name="Table_20_Contents">Get the <text:span text:style-name="Strong_20_Emphasis">minute</text:span> (0-59)</text:p>
          </table:table-cell>
        </table:table-row>
        <table:table-row>
          <table:table-cell table:style-name="Table12.A1" office:value-type="string">
            <text:p text:style-name="Table_20_Contents">getSeconds()</text:p>
          </table:table-cell>
          <table:table-cell table:style-name="Table12.A1" office:value-type="string">
            <text:p text:style-name="Table_20_Contents">Get the <text:span text:style-name="Strong_20_Emphasis">second</text:span> (0-59)</text:p>
          </table:table-cell>
        </table:table-row>
        <table:table-row>
          <table:table-cell table:style-name="Table12.A1" office:value-type="string">
            <text:p text:style-name="Table_20_Contents">getMilliseconds()</text:p>
          </table:table-cell>
          <table:table-cell table:style-name="Table12.A1" office:value-type="string">
            <text:p text:style-name="Table_20_Contents">Get the <text:span text:style-name="Strong_20_Emphasis">millisecond</text:span> (0-999)</text:p>
          </table:table-cell>
        </table:table-row>
        <table:table-row>
          <table:table-cell table:style-name="Table12.A1" office:value-type="string">
            <text:p text:style-name="Table_20_Contents">getTime()</text:p>
          </table:table-cell>
          <table:table-cell table:style-name="Table12.A1" office:value-type="string">
            <text:p text:style-name="Table_20_Contents">Get the time (milliseconds since January 1, 1970)</text:p>
          </table:table-cell>
        </table:table-row>
        <table:table-row>
          <table:table-cell table:style-name="Table12.A1" office:value-type="string">
            <text:p text:style-name="Table_20_Contents">getDay()</text:p>
          </table:table-cell>
          <table:table-cell table:style-name="Table12.A1" office:value-type="string">
            <text:p text:style-name="Table_20_Contents">Get the weekday as a number (0-6)</text:p>
          </table:table-cell>
        </table:table-row>
        <text:soft-page-break/>
        <table:table-row>
          <table:table-cell table:style-name="Table12.A1" office:value-type="string">
            <text:p text:style-name="Table_20_Contents">Date.now()</text:p>
          </table:table-cell>
          <table:table-cell table:style-name="Table12.A1" office:value-type="string">
            <text:p text:style-name="Table_20_Contents">Get the time. ECMAScript 5.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Heading">Method</text:p>
          </table:table-cell>
          <table:table-cell table:style-name="Table13.A1" office:value-type="string">
            <text:p text:style-name="Table_20_Heading">Description</text:p>
          </table:table-cell>
        </table:table-row>
        <table:table-row>
          <table:table-cell table:style-name="Table13.A1" office:value-type="string">
            <text:p text:style-name="Table_20_Contents">getUTCDate()</text:p>
          </table:table-cell>
          <table:table-cell table:style-name="Table13.A1" office:value-type="string">
            <text:p text:style-name="Table_20_Contents">Same as getDate(), but returns the UTC date</text:p>
          </table:table-cell>
        </table:table-row>
        <table:table-row>
          <table:table-cell table:style-name="Table13.A1" office:value-type="string">
            <text:p text:style-name="Table_20_Contents">getUTCDay()</text:p>
          </table:table-cell>
          <table:table-cell table:style-name="Table13.A1" office:value-type="string">
            <text:p text:style-name="Table_20_Contents">Same as getDay(), but returns the UTC day</text:p>
          </table:table-cell>
        </table:table-row>
        <table:table-row>
          <table:table-cell table:style-name="Table13.A1" office:value-type="string">
            <text:p text:style-name="Table_20_Contents">getUTCFullYear()</text:p>
          </table:table-cell>
          <table:table-cell table:style-name="Table13.A1" office:value-type="string">
            <text:p text:style-name="Table_20_Contents">Same as getFullYear(), but returns the UTC year</text:p>
          </table:table-cell>
        </table:table-row>
        <table:table-row>
          <table:table-cell table:style-name="Table13.A1" office:value-type="string">
            <text:p text:style-name="Table_20_Contents">getUTCHours()</text:p>
          </table:table-cell>
          <table:table-cell table:style-name="Table13.A1" office:value-type="string">
            <text:p text:style-name="Table_20_Contents">Same as getHours(), but returns the UTC hour</text:p>
          </table:table-cell>
        </table:table-row>
        <table:table-row>
          <table:table-cell table:style-name="Table13.A1" office:value-type="string">
            <text:p text:style-name="Table_20_Contents">getUTCMilliseconds()</text:p>
          </table:table-cell>
          <table:table-cell table:style-name="Table13.A1" office:value-type="string">
            <text:p text:style-name="Table_20_Contents">Same as getMilliseconds(), but returns the UTC milliseconds</text:p>
          </table:table-cell>
        </table:table-row>
        <table:table-row>
          <table:table-cell table:style-name="Table13.A1" office:value-type="string">
            <text:p text:style-name="Table_20_Contents">getUTCMinutes()</text:p>
          </table:table-cell>
          <table:table-cell table:style-name="Table13.A1" office:value-type="string">
            <text:p text:style-name="Table_20_Contents">Same as getMinutes(), but returns the UTC minutes</text:p>
          </table:table-cell>
        </table:table-row>
        <table:table-row>
          <table:table-cell table:style-name="Table13.A1" office:value-type="string">
            <text:p text:style-name="Table_20_Contents">getUTCMonth()</text:p>
          </table:table-cell>
          <table:table-cell table:style-name="Table13.A1" office:value-type="string">
            <text:p text:style-name="Table_20_Contents">Same as getMonth(), but returns the UTC month</text:p>
          </table:table-cell>
        </table:table-row>
        <table:table-row>
          <table:table-cell table:style-name="Table13.A1" office:value-type="string">
            <text:p text:style-name="Table_20_Contents">getUTCSeconds()</text:p>
          </table:table-cell>
          <table:table-cell table:style-name="Table13.A1" office:value-type="string">
            <text:p text:style-name="Table_20_Contents">Same as getSeconds(), but returns the UTC seconds</text:p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Heading">Method</text:p>
          </table:table-cell>
          <table:table-cell table:style-name="Table14.A1" office:value-type="string">
            <text:p text:style-name="Table_20_Heading">Description</text:p>
          </table:table-cell>
        </table:table-row>
        <table:table-row>
          <table:table-cell table:style-name="Table14.A1" office:value-type="string">
            <text:p text:style-name="Table_20_Contents">setDate()</text:p>
          </table:table-cell>
          <table:table-cell table:style-name="Table14.A1" office:value-type="string">
            <text:p text:style-name="Table_20_Contents">Set the day as a number (1-31)</text:p>
          </table:table-cell>
        </table:table-row>
        <table:table-row>
          <table:table-cell table:style-name="Table14.A1" office:value-type="string">
            <text:p text:style-name="Table_20_Contents">setFullYear()</text:p>
          </table:table-cell>
          <table:table-cell table:style-name="Table14.A1" office:value-type="string">
            <text:p text:style-name="Table_20_Contents">Set the year (optionally month and day)</text:p>
          </table:table-cell>
        </table:table-row>
        <table:table-row>
          <table:table-cell table:style-name="Table14.A1" office:value-type="string">
            <text:p text:style-name="Table_20_Contents">setHours()</text:p>
          </table:table-cell>
          <table:table-cell table:style-name="Table14.A1" office:value-type="string">
            <text:p text:style-name="Table_20_Contents">Set the hour (0-23)</text:p>
          </table:table-cell>
        </table:table-row>
        <table:table-row>
          <table:table-cell table:style-name="Table14.A1" office:value-type="string">
            <text:p text:style-name="Table_20_Contents">setMilliseconds()</text:p>
          </table:table-cell>
          <table:table-cell table:style-name="Table14.A1" office:value-type="string">
            <text:p text:style-name="Table_20_Contents">Set the milliseconds (0-999)</text:p>
          </table:table-cell>
        </table:table-row>
        <table:table-row>
          <table:table-cell table:style-name="Table14.A1" office:value-type="string">
            <text:p text:style-name="Table_20_Contents">setMinutes()</text:p>
          </table:table-cell>
          <table:table-cell table:style-name="Table14.A1" office:value-type="string">
            <text:p text:style-name="Table_20_Contents">Set the minutes (0-59)</text:p>
          </table:table-cell>
        </table:table-row>
        <table:table-row>
          <table:table-cell table:style-name="Table14.A1" office:value-type="string">
            <text:p text:style-name="Table_20_Contents">setMonth()</text:p>
          </table:table-cell>
          <table:table-cell table:style-name="Table14.A1" office:value-type="string">
            <text:p text:style-name="Table_20_Contents">Set the month (0-11)</text:p>
          </table:table-cell>
        </table:table-row>
        <table:table-row>
          <table:table-cell table:style-name="Table14.A1" office:value-type="string">
            <text:p text:style-name="Table_20_Contents">setSeconds()</text:p>
          </table:table-cell>
          <table:table-cell table:style-name="Table14.A1" office:value-type="string">
            <text:p text:style-name="Table_20_Contents">Set the seconds (0-59)</text:p>
          </table:table-cell>
        </table:table-row>
        <table:table-row>
          <table:table-cell table:style-name="Table14.A1" office:value-type="string">
            <text:p text:style-name="Table_20_Contents">setTime()</text:p>
          </table:table-cell>
          <table:table-cell table:style-name="Table14.A1" office:value-type="string">
            <text:p text:style-name="Table_20_Contents">Set the time (milliseconds since January 1, 1970)</text:p>
          </table:table-cell>
        </table:table-row>
      </table:table>
      <text:p text:style-name="Standard"/>
      <text:p text:style-name="P2"><text:span text:style-name="T3">let</text:span> text = <text:span text:style-name="T2">""</text:span>;<text:line-break/><text:span text:style-name="T3">const</text:span> today = <text:span text:style-name="T3">new</text:span> Date();<text:line-break/><text:span text:style-name="T3">const</text:span> someday = <text:span text:style-name="T3">new</text:span> Date();<text:line-break/>someday.setFullYear(<text:span text:style-name="T6">2100</text:span>, <text:span text:style-name="T6">0</text:span>, <text:span text:style-name="T6">14</text:span>);<text:line-break/><text:line-break/><text:span text:style-name="T3">if</text:span> (someday &gt; today) {<text:line-break/>  text = <text:span text:style-name="T2">"Today is before January 14, 2100."</text:span>;<text:line-break/>} <text:span text:style-name="T3">else</text:span> {<text:line-break/>  text = <text:span text:style-name="T2">"Today is after January 14, 2100."</text:span>;<text:line-break/>}</text:p>
      <text:p text:style-name="P2"/>
      <text:p text:style-name="P2">Math.PI;            <text:span text:style-name="T7">// returns 3.141592653589793 </text:span></text:p>
      <text:p text:style-name="P2">Math.E        <text:span text:style-name="T7">// returns Euler's number<text:line-break/></text:span>Math.PI       <text:span text:style-name="T7">// returns PI<text:line-break/></text:span>Math.SQRT2    <text:span text:style-name="T7">// returns the square root of 2<text:line-break/></text:span>Math.SQRT1_2  <text:span text:style-name="T7">// returns the square root of 1/2<text:line-break/></text:span>Math.LN2      <text:span text:style-name="T7">// returns the natural logarithm of 2<text:line-break/></text:span>Math.LN10     <text:span text:style-name="T7">// returns the natural logarithm of 10<text:line-break/></text:span>Math.LOG2E    <text:span text:style-name="T7">// returns base 2 logarithm of E<text:line-break/></text:span>Math.LOG10E   <text:span text:style-name="T7">// returns base 10 logarithm of E </text:span></text:p>
      <text:p text:style-name="Standard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Math.round(x)</text:p>
          </table:table-cell>
          <table:table-cell table:style-name="Table15.A1" office:value-type="string">
            <text:p text:style-name="Table_20_Contents">Returns x rounded to its nearest integer</text:p>
          </table:table-cell>
        </table:table-row>
        <table:table-row>
          <table:table-cell table:style-name="Table15.A1" office:value-type="string">
            <text:p text:style-name="Table_20_Contents">Math.ceil(x)</text:p>
          </table:table-cell>
          <table:table-cell table:style-name="Table15.A1" office:value-type="string">
            <text:p text:style-name="Table_20_Contents">Returns x rounded up to its nearest integer</text:p>
          </table:table-cell>
        </table:table-row>
        <table:table-row>
          <table:table-cell table:style-name="Table15.A1" office:value-type="string">
            <text:p text:style-name="Table_20_Contents">Math.floor(x)</text:p>
          </table:table-cell>
          <table:table-cell table:style-name="Table15.A1" office:value-type="string">
            <text:p text:style-name="Table_20_Contents">Returns x rounded down to its nearest integer</text:p>
          </table:table-cell>
        </table:table-row>
        <table:table-row>
          <table:table-cell table:style-name="Table15.A1" office:value-type="string">
            <text:p text:style-name="Table_20_Contents">Math.trunc(x)</text:p>
          </table:table-cell>
          <table:table-cell table:style-name="Table15.A1" office:value-type="string">
            <text:p text:style-name="Table_20_Contents">Returns the integer part of x (<text:a xlink:type="simple" xlink:href="https://www.w3schools.com/js/js_es6.asp">new in ES6</text:a>)</text:p>
          </table:table-cell>
        </table:table-row>
      </table:table>
      <text:p text:style-name="Text_20_body"><text:span text:style-name="Source_20_Text">Math.trunc(x)</text:span> returns the integer part of x:</text:p>
      <text:p text:style-name="P2">Math.sign(-<text:span text:style-name="T6">4</text:span>);    <text:span text:style-name="T7">// returns -1<text:line-break/></text:span>Math.sign(<text:span text:style-name="T6">0</text:span>);    <text:span text:style-name="T7">// returns 0<text:line-break/></text:span><text:soft-page-break/>Math.sign(<text:span text:style-name="T6">4</text:span>);    <text:span text:style-name="T7">// returns 1</text:span></text:p>
      <text:p text:style-name="P2">Math.pow(<text:span text:style-name="T6">8</text:span>, <text:span text:style-name="T6">2</text:span>);      <text:span text:style-name="T7">// returns 64 </text:span></text:p>
      <text:p text:style-name="P2">Math.sqrt(<text:span text:style-name="T6">64</text:span>);      <text:span text:style-name="T7">// returns 8 </text:span></text:p>
      <text:p text:style-name="P2">Math.abs(-<text:span text:style-name="T6">4.7</text:span>);     <text:span text:style-name="T7">// returns 4.7 </text:span></text:p>
      <text:p text:style-name="P2">Math.sin(<text:span text:style-name="T6">90</text:span> * Math.PI / <text:span text:style-name="T6">180</text:span>);     <text:span text:style-name="T7">// returns 1 (the sine of 90 degrees) </text:span></text:p>
      <text:p text:style-name="P2">Math.cos(<text:span text:style-name="T6">0</text:span> * Math.PI / <text:span text:style-name="T6">180</text:span>);     <text:span text:style-name="T7">// returns 1 (the cos of 0 degrees) </text:span></text:p>
      <text:p text:style-name="P2">Math.min(<text:span text:style-name="T6">0</text:span>, <text:span text:style-name="T6">150</text:span>, <text:span text:style-name="T6">30</text:span>, <text:span text:style-name="T6">20</text:span>, -<text:span text:style-name="T6">8</text:span>, -<text:span text:style-name="T6">200</text:span>);  <text:span text:style-name="T7">// returns -200 </text:span></text:p>
      <text:p text:style-name="P2">Math.max(<text:span text:style-name="T6">0</text:span>, <text:span text:style-name="T6">150</text:span>, <text:span text:style-name="T6">30</text:span>, <text:span text:style-name="T6">20</text:span>, -<text:span text:style-name="T6">8</text:span>, -<text:span text:style-name="T6">200</text:span>);  <text:span text:style-name="T7">// returns 150 </text:span></text:p>
      <text:p text:style-name="P2">Math.random();     <text:span text:style-name="T7">// returns a random number </text:span></text:p>
      <text:p text:style-name="P2">Math.log(<text:span text:style-name="T6">1</text:span>);    <text:span text:style-name="T7">// returns 0</text:span></text:p>
      <text:p text:style-name="P2">Math.log2(<text:span text:style-name="T6">8</text:span>);    <text:span text:style-name="T7">// returns 3</text:span></text:p>
      <text:p text:style-name="P2">Math.log10(<text:span text:style-name="T6">1000</text:span>);    <text:span text:style-name="T7">// returns 3</text:span></text:p>
      <text:p text:style-name="Standard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Heading">Method</text:p>
          </table:table-cell>
          <table:table-cell table:style-name="Table16.A1" office:value-type="string">
            <text:p text:style-name="Table_20_Heading">Description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abs.asp">abs(x)</text:a></text:p>
          </table:table-cell>
          <table:table-cell table:style-name="Table16.A1" office:value-type="string">
            <text:p text:style-name="Table_20_Contents">Returns the absolute value of x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acos.asp">acos(x)</text:a></text:p>
          </table:table-cell>
          <table:table-cell table:style-name="Table16.A1" office:value-type="string">
            <text:p text:style-name="Table_20_Contents">Returns the arccosine of x, in radians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acosh.asp">acosh(x)</text:a></text:p>
          </table:table-cell>
          <table:table-cell table:style-name="Table16.A1" office:value-type="string">
            <text:p text:style-name="Table_20_Contents">Returns the hyperbolic arccosine of x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asin.asp">asin(x)</text:a></text:p>
          </table:table-cell>
          <table:table-cell table:style-name="Table16.A1" office:value-type="string">
            <text:p text:style-name="Table_20_Contents">Returns the arcsine of x, in radians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asinh.asp">asinh(x)</text:a></text:p>
          </table:table-cell>
          <table:table-cell table:style-name="Table16.A1" office:value-type="string">
            <text:p text:style-name="Table_20_Contents">Returns the hyperbolic arcsine of x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atan.asp">atan(x)</text:a></text:p>
          </table:table-cell>
          <table:table-cell table:style-name="Table16.A1" office:value-type="string">
            <text:p text:style-name="Table_20_Contents">Returns the arctangent of x as a numeric value between -PI/2 and PI/2 radians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atan2.asp">atan2(y, x)</text:a></text:p>
          </table:table-cell>
          <table:table-cell table:style-name="Table16.A1" office:value-type="string">
            <text:p text:style-name="Table_20_Contents">Returns the arctangent of the quotient of its arguments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atanh.asp">atanh(x)</text:a></text:p>
          </table:table-cell>
          <table:table-cell table:style-name="Table16.A1" office:value-type="string">
            <text:p text:style-name="Table_20_Contents">Returns the hyperbolic arctangent of x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cbrt.asp">cbrt(x)</text:a></text:p>
          </table:table-cell>
          <table:table-cell table:style-name="Table16.A1" office:value-type="string">
            <text:p text:style-name="Table_20_Contents">Returns the cubic root of x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ceil.asp">ceil(x)</text:a></text:p>
          </table:table-cell>
          <table:table-cell table:style-name="Table16.A1" office:value-type="string">
            <text:p text:style-name="Table_20_Contents">Returns x, rounded upwards to the nearest integer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cos.asp">cos(x)</text:a></text:p>
          </table:table-cell>
          <table:table-cell table:style-name="Table16.A1" office:value-type="string">
            <text:p text:style-name="Table_20_Contents">Returns the cosine of x (x is in radians)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cosh.asp">cosh(x)</text:a></text:p>
          </table:table-cell>
          <table:table-cell table:style-name="Table16.A1" office:value-type="string">
            <text:p text:style-name="Table_20_Contents">Returns the hyperbolic cosine of x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exp.asp">exp(x)</text:a></text:p>
          </table:table-cell>
          <table:table-cell table:style-name="Table16.A1" office:value-type="string">
            <text:p text:style-name="Table_20_Contents">Returns the value of E<text:span text:style-name="T9">x</text:span>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floor.asp">floor(x)</text:a></text:p>
          </table:table-cell>
          <table:table-cell table:style-name="Table16.A1" office:value-type="string">
            <text:p text:style-name="Table_20_Contents">Returns x, rounded downwards to the nearest integer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log.asp">log(x)</text:a></text:p>
          </table:table-cell>
          <table:table-cell table:style-name="Table16.A1" office:value-type="string">
            <text:p text:style-name="Table_20_Contents">Returns the natural logarithm (base E) of x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max.asp">max(x, y, z, ..., n)</text:a></text:p>
          </table:table-cell>
          <table:table-cell table:style-name="Table16.A1" office:value-type="string">
            <text:p text:style-name="Table_20_Contents">Returns the number with the highest value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min.asp">min(x, y, z, ..., n)</text:a></text:p>
          </table:table-cell>
          <table:table-cell table:style-name="Table16.A1" office:value-type="string">
            <text:p text:style-name="Table_20_Contents">Returns the number with the lowest value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pow.asp">pow(x, y)</text:a></text:p>
          </table:table-cell>
          <table:table-cell table:style-name="Table16.A1" office:value-type="string">
            <text:p text:style-name="Table_20_Contents">Returns the value of x to the power of y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random.asp">random()</text:a></text:p>
          </table:table-cell>
          <table:table-cell table:style-name="Table16.A1" office:value-type="string">
            <text:p text:style-name="Table_20_Contents">Returns a random number between 0 and 1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round.asp">round(x)</text:a></text:p>
          </table:table-cell>
          <table:table-cell table:style-name="Table16.A1" office:value-type="string">
            <text:p text:style-name="Table_20_Contents">Rounds x to the nearest integer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sign.asp">sign(x)</text:a></text:p>
          </table:table-cell>
          <table:table-cell table:style-name="Table16.A1" office:value-type="string">
            <text:p text:style-name="Table_20_Contents">Returns if x is negative, null or positive (-1, 0, 1)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sin.asp">sin(x)</text:a></text:p>
          </table:table-cell>
          <table:table-cell table:style-name="Table16.A1" office:value-type="string">
            <text:p text:style-name="Table_20_Contents">Returns the sine of x (x is in radians)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sinh.asp">sinh(x)</text:a></text:p>
          </table:table-cell>
          <table:table-cell table:style-name="Table16.A1" office:value-type="string">
            <text:p text:style-name="Table_20_Contents">Returns the hyperbolic sine of x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sqrt.asp">sqrt(x)</text:a></text:p>
          </table:table-cell>
          <table:table-cell table:style-name="Table16.A1" office:value-type="string">
            <text:p text:style-name="Table_20_Contents">Returns the square root of x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tan.asp">tan(x)</text:a></text:p>
          </table:table-cell>
          <table:table-cell table:style-name="Table16.A1" office:value-type="string">
            <text:p text:style-name="Table_20_Contents">Returns the tangent of an angle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tanh.asp">tanh(x)</text:a></text:p>
          </table:table-cell>
          <table:table-cell table:style-name="Table16.A1" office:value-type="string">
            <text:p text:style-name="Table_20_Contents">Returns the hyperbolic tangent of a number</text:p>
          </table:table-cell>
        </table:table-row>
        <table:table-row>
          <table:table-cell table:style-name="Table16.A1" office:value-type="string">
            <text:p text:style-name="Table_20_Contents"><text:a xlink:type="simple" xlink:href="https://www.w3schools.com/jsref/jsref_trunc.asp">trunc(x)</text:a></text:p>
          </table:table-cell>
          <table:table-cell table:style-name="Table16.A1" office:value-type="string">
            <text:p text:style-name="Table_20_Contents">Returns the integer part of a number (x)</text:p>
          </table:table-cell>
        </table:table-row>
      </table:table>
      <text:p text:style-name="P2"><text:span text:style-name="T7">// Returns a random integer from 0 to 9:<text:line-break/></text:span>Math.floor(Math.random() * <text:span text:style-name="T6">10</text:span>);</text:p>
      <text:p text:style-name="P2"><text:span text:style-name="T7">// Returns a random integer from 0 to 10:<text:line-break/></text:span>Math.floor(Math.random() * <text:span text:style-name="T6">11</text:span>);</text:p>
      <text:p text:style-name="P2"/>
      <text:p text:style-name="P2">Boolean(<text:span text:style-name="T6">10</text:span> &gt; <text:span text:style-name="T6">9</text:span>)        <text:span text:style-name="T7">// returns true </text:span></text:p>
      <text:p text:style-name="P2"><text:span text:style-name="T6">10</text:span> &gt; <text:span text:style-name="T6">9</text:span>)              <text:span text:style-name="T7">// also returns true<text:line-break/></text:span><text:span text:style-name="T6">10</text:span> &gt; <text:span text:style-name="T6">9</text:span>                <text:span text:style-name="T7">// also returns true </text:span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Table_20_Heading">Operator</text:p>
          </table:table-cell>
          <table:table-cell table:style-name="Table17.A1" office:value-type="string">
            <text:p text:style-name="Table_20_Heading">Description</text:p>
          </table:table-cell>
          <table:table-cell table:style-name="Table17.A1" office:value-type="string">
            <text:p text:style-name="Table_20_Heading">Example</text:p>
          </table:table-cell>
        </table:table-row>
        <text:soft-page-break/>
        <table:table-row>
          <table:table-cell table:style-name="Table17.A1" office:value-type="string">
            <text:p text:style-name="Table_20_Contents">==</text:p>
          </table:table-cell>
          <table:table-cell table:style-name="Table17.A1" office:value-type="string">
            <text:p text:style-name="Table_20_Contents">equal to</text:p>
          </table:table-cell>
          <table:table-cell table:style-name="Table17.A1" office:value-type="string">
            <text:p text:style-name="Table_20_Contents">if (day == "Monday")</text:p>
          </table:table-cell>
        </table:table-row>
        <table:table-row>
          <table:table-cell table:style-name="Table17.A1" office:value-type="string">
            <text:p text:style-name="Table_20_Contents">&gt;</text:p>
          </table:table-cell>
          <table:table-cell table:style-name="Table17.A1" office:value-type="string">
            <text:p text:style-name="Table_20_Contents">greater than</text:p>
          </table:table-cell>
          <table:table-cell table:style-name="Table17.A1" office:value-type="string">
            <text:p text:style-name="Table_20_Contents">if (salary &gt; 9000)</text:p>
          </table:table-cell>
        </table:table-row>
        <table:table-row>
          <table:table-cell table:style-name="Table17.A1" office:value-type="string">
            <text:p text:style-name="Table_20_Contents">&lt;</text:p>
          </table:table-cell>
          <table:table-cell table:style-name="Table17.A1" office:value-type="string">
            <text:p text:style-name="Table_20_Contents">less than</text:p>
          </table:table-cell>
          <table:table-cell table:style-name="Table17.A1" office:value-type="string">
            <text:p text:style-name="Table_20_Contents">if (age &lt; 18)</text:p>
          </table:table-cell>
        </table:table-row>
      </table:table>
      <text:p text:style-name="P2"><text:span text:style-name="T3">let</text:span> x = <text:span text:style-name="T3">new</text:span> Boolean(<text:span text:style-name="T3">false</text:span>);             <text:line-break/><text:span text:style-name="T3">let</text:span> y = <text:span text:style-name="T3">new</text:span> Boolean(<text:span text:style-name="T3">false</text:span>);<text:line-break/><text:line-break/><text:span text:style-name="T7">// (x == y) is false because objects cannot be compared </text:span></text:p>
      <text:p text:style-name="Standard"/>
      <text:p text:style-name="P2"><text:span text:style-name="T3">if</text:span> (time &lt; <text:span text:style-name="T6">10</text:span>) {<text:line-break/>  greeting = <text:span text:style-name="T2">"Good morning"</text:span>;<text:line-break/>} <text:span text:style-name="T3">else</text:span> <text:span text:style-name="T3">if</text:span> (time &lt; <text:span text:style-name="T6">20</text:span>) {<text:line-break/>  greeting = <text:span text:style-name="T2">"Good day"</text:span>;<text:line-break/>} <text:span text:style-name="T3">else</text:span> {<text:line-break/>  greeting = <text:span text:style-name="T2">"Good evening"</text:span>;<text:line-break/>}</text:p>
      <text:p text:style-name="P2"><text:span text:style-name="T3">switch</text:span> (<text:span text:style-name="T3">new</text:span> Date().getDay()) {<text:line-break/>  <text:span text:style-name="T3">case</text:span> <text:span text:style-name="T6">0</text:span>:<text:line-break/>    day = <text:span text:style-name="T2">"Sunday"</text:span>;<text:line-break/>    <text:span text:style-name="T3">break</text:span>;<text:line-break/>  <text:span text:style-name="T3">case</text:span> <text:span text:style-name="T6">1</text:span>:<text:line-break/>    day = <text:span text:style-name="T2">"Monday"</text:span>;<text:line-break/>    <text:span text:style-name="T3">break</text:span>;<text:line-break/>  <text:span text:style-name="T3">case</text:span> <text:span text:style-name="T6">2</text:span>:<text:line-break/>     day = <text:span text:style-name="T2">"Tuesday"</text:span>;<text:line-break/>    <text:span text:style-name="T3">break</text:span>;<text:line-break/>  <text:span text:style-name="T3">case</text:span> <text:span text:style-name="T6">3</text:span>:<text:line-break/>    day = <text:span text:style-name="T2">"Wednesday"</text:span>;<text:line-break/>    <text:span text:style-name="T3">break</text:span>;<text:line-break/>  <text:span text:style-name="T3">case</text:span> <text:span text:style-name="T6">4</text:span>:<text:line-break/>    day = <text:span text:style-name="T2">"Thursday"</text:span>;<text:line-break/>    <text:span text:style-name="T3">break</text:span>;<text:line-break/>  <text:span text:style-name="T3">case</text:span> <text:span text:style-name="T6">5</text:span>:<text:line-break/>    day = <text:span text:style-name="T2">"Friday"</text:span>;<text:line-break/>    <text:span text:style-name="T3">break</text:span>;<text:line-break/>  <text:span text:style-name="T3">case</text:span> <text:span text:style-name="T6">6</text:span>:<text:line-break/>    day = <text:span text:style-name="T2">"Saturday"</text:span>;<text:line-break/>}</text:p>
      <text:p text:style-name="P2"><text:span text:style-name="T3">for</text:span> (<text:span text:style-name="T3">let</text:span> i = <text:span text:style-name="T6">0</text:span>; i &lt; cars.length; i++) { <text:line-break/>  text += cars[i] + <text:span text:style-name="T2">"&lt;br&gt;"</text:span>;<text:line-break/>} </text:p>
      <text:p text:style-name="P2"><text:span text:style-name="T3">const</text:span> person = {fname:<text:span text:style-name="T2">"John"</text:span>, lname:<text:span text:style-name="T2">"Doe"</text:span>, age:<text:span text:style-name="T6">25</text:span>};<text:line-break/><text:line-break/><text:span text:style-name="T3">let</text:span> text = <text:span text:style-name="T2">""</text:span>;<text:line-break/><text:span text:style-name="T3">for</text:span> (<text:span text:style-name="T3">let</text:span> x <text:span text:style-name="T3">in</text:span> person) {<text:line-break/>  text += person[x];<text:line-break/>} </text:p>
      <text:p text:style-name="P2"><text:span text:style-name="T3">const</text:span> numbers = [<text:span text:style-name="T6">45</text:span>, <text:span text:style-name="T6">4</text:span>, <text:span text:style-name="T6">9</text:span>, <text:span text:style-name="T6">16</text:span>, <text:span text:style-name="T6">25</text:span>];<text:line-break/><text:line-break/><text:span text:style-name="T3">let</text:span> txt = <text:span text:style-name="T2">""</text:span>;<text:line-break/>numbers.forEach(myFunction);<text:line-break/><text:line-break/><text:span text:style-name="T3">function</text:span> myFunction(value, index, array) {<text:line-break/>  txt += value;<text:line-break/>}</text:p>
      <text:p text:style-name="P2"><text:span text:style-name="T3">const</text:span> cars = [<text:span text:style-name="T2">"BMW"</text:span>, <text:span text:style-name="T2">"Volvo"</text:span>, <text:span text:style-name="T2">"Mini"</text:span>];<text:line-break/><text:line-break/><text:span text:style-name="T3">let</text:span> text = <text:span text:style-name="T2">""</text:span>;<text:line-break/><text:span text:style-name="T3">for</text:span> (<text:span text:style-name="T3">let</text:span> x of cars) {<text:line-break/><text:soft-page-break/>  text += x;<text:line-break/>}</text:p>
      <text:p text:style-name="P2"><text:span text:style-name="T3">while</text:span> (i &lt; <text:span text:style-name="T6">10</text:span>) {<text:line-break/>  text += <text:span text:style-name="T2">"The number is "</text:span> + i;<text:line-break/>  i++;<text:line-break/>}</text:p>
      <text:p text:style-name="P2"><text:span text:style-name="T3">do</text:span> {<text:line-break/>  text += <text:span text:style-name="T2">"The number is "</text:span> + i;<text:line-break/>  i++;<text:line-break/>}<text:line-break/><text:span text:style-name="T3">while</text:span> (i &lt; <text:span text:style-name="T6">10</text:span>); </text:p>
      <text:p text:style-name="P2"><text:span text:style-name="T3">for</text:span> (<text:span text:style-name="T3">let</text:span> i = <text:span text:style-name="T6">0</text:span>; i &lt; <text:span text:style-name="T6">10</text:span>; i++) {<text:line-break/>  <text:span text:style-name="T3">if</text:span> (i === <text:span text:style-name="T6">3</text:span>) { <text:span text:style-name="T3">continue</text:span>; }<text:line-break/>  text += <text:span text:style-name="T2">"The number is "</text:span> + i + <text:span text:style-name="T2">"&lt;br&gt;"</text:span>;<text:line-break/>}</text:p>
      <text:p text:style-name="P2"><text:span text:style-name="T3">const</text:span> cars = [<text:span text:style-name="T2">"BMW"</text:span>, <text:span text:style-name="T2">"Volvo"</text:span>, <text:span text:style-name="T2">"Saab"</text:span>, <text:span text:style-name="T2">"Ford"</text:span>];<text:line-break/>list: {<text:line-break/>  text += cars[<text:span text:style-name="T6">0</text:span>] + <text:span text:style-name="T2">"&lt;br&gt;"</text:span>; <text:line-break/>  text += cars[<text:span text:style-name="T6">1</text:span>] + <text:span text:style-name="T2">"&lt;br&gt;"</text:span>; <text:line-break/>  <text:span text:style-name="T3">break</text:span> list;<text:line-break/>  text += cars[<text:span text:style-name="T6">2</text:span>] + <text:span text:style-name="T2">"&lt;br&gt;"</text:span>; <text:line-break/>  text += cars[<text:span text:style-name="T6">3</text:span>] + <text:span text:style-name="T2">"&lt;br&gt;"</text:span>; <text:line-break/>} </text:p>
      <text:p text:style-name="P2"/>
      <text:p text:style-name="P2">Number(<text:span text:style-name="T2">"3.14"</text:span>)    <text:span text:style-name="T7">// returns 3.14<text:line-break/></text:span>Number(<text:span text:style-name="T2">" "</text:span>)       <text:span text:style-name="T7">// returns 0 <text:line-break/></text:span>Number(<text:span text:style-name="T2">""</text:span>)        <text:span text:style-name="T7">// returns 0<text:line-break/></text:span>Number(<text:span text:style-name="T2">"99 88"</text:span>)   <text:span text:style-name="T7">// returns NaN </text:span></text:p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Heading">Method</text:p>
          </table:table-cell>
          <table:table-cell table:style-name="Table18.A1" office:value-type="string">
            <text:p text:style-name="Table_20_Heading">Description</text:p>
          </table:table-cell>
        </table:table-row>
        <table:table-row>
          <table:table-cell table:style-name="Table18.A1" office:value-type="string">
            <text:p text:style-name="Table_20_Contents">Number()</text:p>
          </table:table-cell>
          <table:table-cell table:style-name="Table18.A1" office:value-type="string">
            <text:p text:style-name="Table_20_Contents">Returns a number, converted from its argument</text:p>
          </table:table-cell>
        </table:table-row>
        <table:table-row>
          <table:table-cell table:style-name="Table18.A1" office:value-type="string">
            <text:p text:style-name="Table_20_Contents">parseFloat()</text:p>
          </table:table-cell>
          <table:table-cell table:style-name="Table18.A1" office:value-type="string">
            <text:p text:style-name="Table_20_Contents">Parses a string and returns a floating point number</text:p>
          </table:table-cell>
        </table:table-row>
        <table:table-row>
          <table:table-cell table:style-name="Table18.A1" office:value-type="string">
            <text:p text:style-name="Table_20_Contents">parseInt()</text:p>
          </table:table-cell>
          <table:table-cell table:style-name="Table18.A1" office:value-type="string">
            <text:p text:style-name="Table_20_Contents">Parses a string and returns an integer</text:p>
          </table:table-cell>
        </table:table-row>
      </table:table>
      <text:p text:style-name="P2"><text:span text:style-name="T3">let</text:span> y = <text:span text:style-name="T2">"5"</text:span>;     <text:span text:style-name="T6"> </text:span><text:span text:style-name="T7">// y is a string<text:line-break/></text:span><text:span text:style-name="T3">let</text:span> x = + y;      <text:span text:style-name="T7">// x is a number </text:span></text:p>
      <text:p text:style-name="Standard"/>
      <text:p text:style-name="P2">String(x)         <text:span text:style-name="T7">// returns a string from a number variable x<text:line-break/></text:span>String(<text:span text:style-name="T6">123</text:span>)       <text:span text:style-name="T7">// returns a string from a number literal 123<text:line-break/></text:span>String(<text:span text:style-name="T6">100</text:span> + <text:span text:style-name="T6">23</text:span>)  <text:span text:style-name="T7">// returns a string from a number from an expression </text:span></text:p>
      <text:p text:style-name="Standard"/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toExponential()</text:p>
          </table:table-cell>
          <table:table-cell table:style-name="Table19.A1" office:value-type="string">
            <text:p text:style-name="Table_20_Contents">Returns a string, with a number rounded and written using exponential notation.</text:p>
          </table:table-cell>
        </table:table-row>
        <table:table-row>
          <table:table-cell table:style-name="Table19.A1" office:value-type="string">
            <text:p text:style-name="Table_20_Contents">toFixed()</text:p>
          </table:table-cell>
          <table:table-cell table:style-name="Table19.A1" office:value-type="string">
            <text:p text:style-name="Table_20_Contents">Returns a string, with a number rounded and written with a specified number of decimals.</text:p>
          </table:table-cell>
        </table:table-row>
        <table:table-row>
          <table:table-cell table:style-name="Table19.A1" office:value-type="string">
            <text:p text:style-name="Table_20_Contents">toPrecision()</text:p>
          </table:table-cell>
          <table:table-cell table:style-name="Table19.A1" office:value-type="string">
            <text:p text:style-name="Table_20_Contents">Returns a string, with a number written with a specified length</text:p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Heading">Method</text:p>
          </table:table-cell>
          <table:table-cell table:style-name="Table20.A1" office:value-type="string">
            <text:p text:style-name="Table_20_Heading">Description</text:p>
          </table:table-cell>
        </table:table-row>
        <table:table-row>
          <table:table-cell table:style-name="Table20.A1" office:value-type="string">
            <text:p text:style-name="Table_20_Contents">getDate()</text:p>
          </table:table-cell>
          <table:table-cell table:style-name="Table20.A1" office:value-type="string">
            <text:p text:style-name="Table_20_Contents">Get the day as a number (1-31)</text:p>
          </table:table-cell>
        </table:table-row>
        <table:table-row>
          <table:table-cell table:style-name="Table20.A1" office:value-type="string">
            <text:p text:style-name="Table_20_Contents">getDay()</text:p>
          </table:table-cell>
          <table:table-cell table:style-name="Table20.A1" office:value-type="string">
            <text:p text:style-name="Table_20_Contents">Get the weekday a number (0-6)</text:p>
          </table:table-cell>
        </table:table-row>
        <table:table-row>
          <table:table-cell table:style-name="Table20.A1" office:value-type="string">
            <text:p text:style-name="Table_20_Contents">getFullYear()</text:p>
          </table:table-cell>
          <table:table-cell table:style-name="Table20.A1" office:value-type="string">
            <text:p text:style-name="Table_20_Contents">Get the four digit year (yyyy)</text:p>
          </table:table-cell>
        </table:table-row>
        <table:table-row>
          <table:table-cell table:style-name="Table20.A1" office:value-type="string">
            <text:p text:style-name="Table_20_Contents">getHours()</text:p>
          </table:table-cell>
          <table:table-cell table:style-name="Table20.A1" office:value-type="string">
            <text:p text:style-name="Table_20_Contents">Get the hour (0-23)</text:p>
          </table:table-cell>
        </table:table-row>
        <table:table-row>
          <table:table-cell table:style-name="Table20.A1" office:value-type="string">
            <text:p text:style-name="Table_20_Contents">getMilliseconds()</text:p>
          </table:table-cell>
          <table:table-cell table:style-name="Table20.A1" office:value-type="string">
            <text:p text:style-name="Table_20_Contents">Get the milliseconds (0-999)</text:p>
          </table:table-cell>
        </table:table-row>
        <table:table-row>
          <table:table-cell table:style-name="Table20.A1" office:value-type="string">
            <text:p text:style-name="Table_20_Contents">getMinutes()</text:p>
          </table:table-cell>
          <table:table-cell table:style-name="Table20.A1" office:value-type="string">
            <text:p text:style-name="Table_20_Contents">Get the minutes (0-59)</text:p>
          </table:table-cell>
        </table:table-row>
        <table:table-row>
          <table:table-cell table:style-name="Table20.A1" office:value-type="string">
            <text:p text:style-name="Table_20_Contents">getMonth()</text:p>
          </table:table-cell>
          <table:table-cell table:style-name="Table20.A1" office:value-type="string">
            <text:p text:style-name="Table_20_Contents">Get the month (0-11)</text:p>
          </table:table-cell>
        </table:table-row>
        <table:table-row>
          <table:table-cell table:style-name="Table20.A1" office:value-type="string">
            <text:p text:style-name="Table_20_Contents">getSeconds()</text:p>
          </table:table-cell>
          <table:table-cell table:style-name="Table20.A1" office:value-type="string">
            <text:p text:style-name="Table_20_Contents">Get the seconds (0-59)</text:p>
          </table:table-cell>
        </table:table-row>
        <text:soft-page-break/>
        <table:table-row>
          <table:table-cell table:style-name="Table20.A1" office:value-type="string">
            <text:p text:style-name="Table_20_Contents">getTime()</text:p>
          </table:table-cell>
          <table:table-cell table:style-name="Table20.A1" office:value-type="string">
            <text:p text:style-name="Table_20_Contents">Get the time (milliseconds since January 1, 1970)</text:p>
          </table:table-cell>
        </table:table-row>
      </table:table>
      <text:p text:style-name="Standard"/>
      <text:p text:style-name="P2">umber(<text:span text:style-name="T3">false</text:span>)     <text:span text:style-name="T7">// returns 0<text:line-break/></text:span>Number(<text:span text:style-name="T3">true</text:span>)      <text:span text:style-name="T7">// returns 1 </text:span></text:p>
      <text:p text:style-name="Standard"/>
      <text:p text:style-name="P2"><text:span text:style-name="T6">5</text:span> + <text:span text:style-name="T3">null</text:span>    <text:span text:style-name="T7">// returns 5         because null is converted to 0<text:line-break/></text:span><text:span text:style-name="T2">"5"</text:span> + <text:span text:style-name="T3">null</text:span>  <text:span text:style-name="T7">// returns "5null"   because null is converted to "null"<text:line-break/></text:span><text:span text:style-name="T2">"5"</text:span> + <text:span text:style-name="T6">2</text:span>     <text:span text:style-name="T7">// returns "52"      because 2 is converted to "2"<text:line-break/></text:span><text:span text:style-name="T2">"5"</text:span> - <text:span text:style-name="T6">2</text:span>     <text:span text:style-name="T7">// returns 3         because "5" is converted to 5<text:line-break/></text:span><text:span text:style-name="T2">"5"</text:span> * <text:span text:style-name="T2">"2"</text:span>   <text:span text:style-name="T7">// returns 10        because "5" and "2" are converted to 5 and 2 </text:span></text:p>
      <text:p text:style-name="Standard"/>
      <text:p text:style-name="Standard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Table_20_Heading">Operator</text:p>
          </table:table-cell>
          <table:table-cell table:style-name="Table21.A1" office:value-type="string">
            <text:p text:style-name="Table_20_Heading">Name</text:p>
          </table:table-cell>
          <table:table-cell table:style-name="Table21.A1" office:value-type="string">
            <text:p text:style-name="Table_20_Heading">Description</text:p>
          </table:table-cell>
        </table:table-row>
        <table:table-row>
          <table:table-cell table:style-name="Table21.A1" office:value-type="string">
            <text:p text:style-name="Table_20_Contents">&amp;</text:p>
          </table:table-cell>
          <table:table-cell table:style-name="Table21.A1" office:value-type="string">
            <text:p text:style-name="Table_20_Contents">AND</text:p>
          </table:table-cell>
          <table:table-cell table:style-name="Table21.A1" office:value-type="string">
            <text:p text:style-name="Table_20_Contents">Sets each bit to 1 if both bits are 1</text:p>
          </table:table-cell>
        </table:table-row>
        <table:table-row>
          <table:table-cell table:style-name="Table21.A1" office:value-type="string">
            <text:p text:style-name="Table_20_Contents">|</text:p>
          </table:table-cell>
          <table:table-cell table:style-name="Table21.A1" office:value-type="string">
            <text:p text:style-name="Table_20_Contents">OR</text:p>
          </table:table-cell>
          <table:table-cell table:style-name="Table21.A1" office:value-type="string">
            <text:p text:style-name="Table_20_Contents">Sets each bit to 1 if one of two bits is 1</text:p>
          </table:table-cell>
        </table:table-row>
        <table:table-row>
          <table:table-cell table:style-name="Table21.A1" office:value-type="string">
            <text:p text:style-name="Table_20_Contents">^</text:p>
          </table:table-cell>
          <table:table-cell table:style-name="Table21.A1" office:value-type="string">
            <text:p text:style-name="Table_20_Contents">XOR</text:p>
          </table:table-cell>
          <table:table-cell table:style-name="Table21.A1" office:value-type="string">
            <text:p text:style-name="Table_20_Contents">Sets each bit to 1 if only one of two bits is 1</text:p>
          </table:table-cell>
        </table:table-row>
        <table:table-row>
          <table:table-cell table:style-name="Table21.A1" office:value-type="string">
            <text:p text:style-name="Table_20_Contents">~</text:p>
          </table:table-cell>
          <table:table-cell table:style-name="Table21.A1" office:value-type="string">
            <text:p text:style-name="Table_20_Contents">NOT</text:p>
          </table:table-cell>
          <table:table-cell table:style-name="Table21.A1" office:value-type="string">
            <text:p text:style-name="Table_20_Contents">Inverts all the bits</text:p>
          </table:table-cell>
        </table:table-row>
        <table:table-row>
          <table:table-cell table:style-name="Table21.A1" office:value-type="string">
            <text:p text:style-name="Table_20_Contents">&lt;&lt;</text:p>
          </table:table-cell>
          <table:table-cell table:style-name="Table21.A1" office:value-type="string">
            <text:p text:style-name="Table_20_Contents">Zero fill left shift</text:p>
          </table:table-cell>
          <table:table-cell table:style-name="Table21.A1" office:value-type="string">
            <text:p text:style-name="Table_20_Contents">Shifts left by pushing zeros in from the right and let the leftmost bits fall off</text:p>
          </table:table-cell>
        </table:table-row>
        <table:table-row>
          <table:table-cell table:style-name="Table21.A1" office:value-type="string">
            <text:p text:style-name="Table_20_Contents">&gt;&gt;</text:p>
          </table:table-cell>
          <table:table-cell table:style-name="Table21.A1" office:value-type="string">
            <text:p text:style-name="Table_20_Contents">Signed right shift</text:p>
          </table:table-cell>
          <table:table-cell table:style-name="Table21.A1" office:value-type="string">
            <text:p text:style-name="Table_20_Contents">Shifts right by pushing copies of the leftmost bit in from the left, and let the rightmost bits fall off</text:p>
          </table:table-cell>
        </table:table-row>
        <table:table-row>
          <table:table-cell table:style-name="Table21.A1" office:value-type="string">
            <text:p text:style-name="Table_20_Contents">&gt;&gt;&gt;</text:p>
          </table:table-cell>
          <table:table-cell table:style-name="Table21.A1" office:value-type="string">
            <text:p text:style-name="Table_20_Contents">Zero fill right shift</text:p>
          </table:table-cell>
          <table:table-cell table:style-name="Table21.A1" office:value-type="string">
            <text:p text:style-name="Table_20_Contents">Shifts right by pushing zeros in from the left, and let the rightmost bits f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Liberation Serif" fo:font-size="10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9T22:54:27.702875690</meta:creation-date>
    <dc:date>2021-07-03T23:03:53.954516785</dc:date>
    <meta:editing-duration>PT5H39M17S</meta:editing-duration>
    <meta:editing-cycles>20</meta:editing-cycles>
    <meta:generator>LibreOffice/4.2.8.2$Linux_X86_64 LibreOffice_project/420m0$Build-2</meta:generator>
    <meta:document-statistic meta:table-count="21" meta:image-count="0" meta:object-count="0" meta:page-count="15" meta:paragraph-count="792" meta:word-count="3903" meta:character-count="23355" meta:non-whitespace-character-count="19001"/>
  </office:meta>
</office:document-meta>
</file>